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automatic-styles>
    <style:style style:name="Table1" style:family="table">
      <style:table-properties style:width="5.4667in" fo:margin-left="-0.0417in" fo:margin-top="0in" fo:margin-bottom="0in" table:align="left"/>
    </style:style>
    <style:style style:name="Table1.A" style:family="table-column">
      <style:table-column-properties style:column-width="0.5986in"/>
    </style:style>
    <style:style style:name="Table1.B" style:family="table-column">
      <style:table-column-properties style:column-width="4.868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0625in" fo:margin-left="-0.0417in" fo:margin-top="0in" fo:margin-bottom="0in" table:align="left"/>
    </style:style>
    <style:style style:name="Table2.A" style:family="table-column">
      <style:table-column-properties style:column-width="0.6951in"/>
    </style:style>
    <style:style style:name="Table2.B" style:family="table-column">
      <style:table-column-properties style:column-width="4.3674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P1"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2"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3"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1c6080" style:font-weight-asian="normal" style:font-weight-complex="normal"/>
    </style:style>
    <style:style style:name="P5"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6"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7"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8"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9" style:family="paragraph" style:parent-style-name="Heading_20_2">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10"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1d04e0" style:font-weight-asian="normal" style:font-weight-complex="normal"/>
    </style:style>
    <style:style style:name="P11" style:family="paragraph" style:parent-style-name="Standard">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c6080" style:font-weight-asian="normal" style:font-weight-complex="normal"/>
    </style:style>
    <style:style style:name="P14" style:family="paragraph" style:parent-style-name="Standard">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15"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c6080" style:font-weight-asian="normal" style:font-weight-complex="normal"/>
    </style:style>
    <style:style style:name="P16"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d04e0" style:font-weight-asian="normal" style:font-weight-complex="normal"/>
    </style:style>
    <style:style style:name="P17"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8"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9"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2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9e68d" fo:background-color="transparent" style:font-size-asian="13pt" style:font-size-complex="13pt" loext:padding="0in" loext:border="none"/>
    </style:style>
    <style:style style:name="P2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2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23" style:family="paragraph" style:parent-style-name="Standard">
      <loext:graphic-properties draw:fill-gradient-name="gradient" draw:fill-hatch-name="hatch"/>
      <style:paragraph-properties fo:margin-top="0in" fo:margin-bottom="0in" style:contextual-spacing="true"/>
    </style:style>
    <style:style style:name="P2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1c6080" style:font-size-asian="12pt" style:font-weight-asian="normal" style:font-size-complex="12pt" style:font-weight-complex="normal"/>
    </style:style>
    <style:style style:name="P2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0d860" style:font-weight-asian="normal" style:font-weight-complex="normal"/>
    </style:style>
    <style:style style:name="P2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9e68d" style:font-weight-asian="normal" style:font-weight-complex="normal"/>
    </style:style>
    <style:style style:name="P2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2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c6080" style:font-weight-asian="normal" style:font-weight-complex="normal"/>
    </style:style>
    <style:style style:name="P2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1c6080" style:font-weight-asian="normal" style:font-weight-complex="normal"/>
    </style:style>
    <style:style style:name="P3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1c6080" style:font-size-asian="13pt" style:font-weight-asian="normal" style:font-size-complex="13pt" style:font-weight-complex="normal"/>
    </style:style>
    <style:style style:name="P31" style:family="paragraph" style:parent-style-name="Text_20_body">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32" style:family="paragraph" style:parent-style-name="Text_20_body">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33" style:family="paragraph" style:parent-style-name="Text_20_body">
      <loext:graphic-properties draw:fill-gradient-name="gradient"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34"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35"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size="13pt" fo:font-weight="bold" fo:background-color="transparent" style:font-size-asian="13pt" style:font-size-complex="13pt" loext:padding="0in" loext:border="none"/>
    </style:style>
    <style:style style:name="P36" style:family="paragraph" style:parent-style-name="Text_20_body">
      <loext:graphic-properties draw:fill-gradient-name="gradient" draw:fill-hatch-name="hatch"/>
      <style:paragraph-properties fo:margin-top="0in" fo:margin-bottom="0in" style:contextual-spacing="true"/>
      <style:text-properties fo:font-size="13pt" officeooo:paragraph-rsid="0019e68d" style:font-size-asian="13pt" style:font-size-complex="13pt"/>
    </style:style>
    <style:style style:name="P37"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38" style:family="paragraph" style:parent-style-name="Text_20_body">
      <loext:graphic-properties draw:fill-gradient-name="gradient" draw:fill-hatch-name="hatch"/>
      <style:paragraph-properties fo:margin-top="0in" fo:margin-bottom="0in" style:contextual-spacing="true"/>
      <style:text-properties officeooo:rsid="001ab1c4" officeooo:paragraph-rsid="001ab1c4"/>
    </style:style>
    <style:style style:name="T1" style:family="text">
      <style:text-properties fo:font-variant="normal" fo:text-transform="none" fo:color="#0f0f0f" loext:opacity="100%" style:font-name="Roboto" fo:letter-spacing="normal" fo:font-style="normal" fo:font-weight="normal" officeooo:rsid="0019e68d" style:font-weight-asian="normal" style:font-weight-complex="normal"/>
    </style:style>
    <style:style style:name="T2" style:family="text">
      <style:text-properties fo:font-variant="normal" fo:text-transform="none" fo:color="#333333" loext:opacity="100%" style:font-name="apple-system" fo:letter-spacing="normal" fo:font-style="normal" fo:font-weight="normal"/>
    </style:style>
    <style:style style:name="T3" style:family="text">
      <style:text-properties fo:font-variant="normal" fo:text-transform="none" fo:color="#333333" loext:opacity="100%" style:font-name="Liberation Serif" fo:letter-spacing="normal" fo:font-style="normal" fo:font-weight="normal"/>
    </style:style>
    <style:style style:name="T4" style:family="text">
      <style:text-properties officeooo:rsid="001a63e3"/>
    </style:style>
    <style:style style:name="T5" style:family="text">
      <style:text-properties officeooo:rsid="0010d860"/>
    </style:style>
    <style:style style:name="T6" style:family="text">
      <style:text-properties fo:language="en" fo:country="PH"/>
    </style:style>
    <style:style style:name="T7" style:family="text">
      <style:text-properties fo:language="en" fo:country="PH" officeooo:rsid="0010f3db"/>
    </style:style>
    <style:style style:name="T8" style:family="text">
      <style:text-properties fo:language="en" fo:country="PH" officeooo:rsid="00147f46"/>
    </style:style>
    <style:style style:name="T9" style:family="text">
      <style:text-properties fo:language="en" fo:country="PH" officeooo:rsid="0019e68d"/>
    </style:style>
    <style:style style:name="T10" style:family="text">
      <style:text-properties fo:language="en" fo:country="PH" officeooo:rsid="001c6080"/>
    </style:style>
    <style:style style:name="T11" style:family="text">
      <style:text-properties officeooo:rsid="0019e68d"/>
    </style:style>
    <style:style style:name="T12" style:family="text">
      <style:text-properties officeooo:rsid="001ab1c4"/>
    </style:style>
    <style:style style:name="T13" style:family="text">
      <style:text-properties fo:font-size="12pt" style:font-size-asian="12pt" style:font-size-complex="12pt"/>
    </style:style>
    <style:style style:name="T14" style:family="text">
      <style:text-properties officeooo:rsid="001c6080"/>
    </style:style>
    <style:style style:name="T15" style:family="text">
      <style:text-properties fo:color="#333333" loext:opacity="100%"/>
    </style:style>
    <style:style style:name="T16" style:family="text">
      <style:text-properties fo:color="#333333" loext:opacity="100%" style:font-size-asian="13pt" style:font-size-complex="13pt"/>
    </style:style>
    <style:style style:name="T17" style:family="text">
      <style:text-properties officeooo:rsid="001d04e0"/>
    </style:style>
    <style:style style:name="T18" style:family="text">
      <style:text-properties style:font-size-asian="13pt" style:font-size-complex="13pt"/>
    </style:style>
    <style:style style:name="T19" style:family="text">
      <style:text-properties officeooo:rsid="001c6080"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II BookStream 001 ~ Khezri's “Governing Continuous Transformation”</text:p>
      <text:p text:style-name="P34"/>
      <text:p text:style-name="P34"/>
      <text:p text:style-name="P35"/>
      <text:p text:style-name="P36"><text:span text:style-name="T1">A long-term series reading and discussing Bijan Khezri's 2022 book “Governing Continuous Transformation: </text:span><text:span text:style-name="T2">Re-framing the Strategy-Governan</text:span><text:span text:style-name="T3">ce Co</text:span><text:span text:style-name="T2">nversation.”</text:span></text:p>
      <text:p text:style-name="P20"/>
      <text:p text:style-name="P21"><text:a xlink:type="simple" xlink:href="https://link.springer.com/book/10.1007/978-3-030-95473-4" text:style-name="Internet_20_link" text:visited-style-name="Visited_20_Internet_20_Link">Governing Continuous Transformation | SpringerLink</text:a></text:p>
      <text:p text:style-name="P21"><text:a xlink:type="simple" xlink:href="https://link.springer.com/book/10.1007/978-3-030-95473-4" text:style-name="Internet_20_link" text:visited-style-name="Visited_20_Internet_20_Link">https://link.springer.com/book/10.1007/978-3-030-95473-4</text:a></text:p>
      <text:p text:style-name="P21"/>
      <text:p text:style-name="P22"/>
      <text:p text:style-name="P2">Presented by Active Inference Institute in 2022</text:p>
      <text:p text:style-name="P23"/>
      <text:p text:style-name="P23"/>
      <text:h text:style-name="P3" text:outline-level="1"><text:span text:style-name="T11">AcII </text:span><text:span text:style-name="T4">Session </text:span><text:span text:style-name="T6">0</text:span><text:span text:style-name="T8">0</text:span><text:span text:style-name="T9">1</text:span><text:span text:style-name="T6">.</text:span><text:span text:style-name="T9">0</text:span><text:span text:style-name="T7">1</text:span>, <text:span text:style-name="T11">Dec</text:span><text:span text:style-name="T8">ember </text:span><text:span text:style-name="T9">6</text:span><text:span text:style-name="T4">, 2022</text:span></text:h>
      <text:p text:style-name="P27"/>
      <text:p text:style-name="P27"><text:a xlink:type="simple" xlink:href="https://www.youtube.com/watch?v=thO3nsvgego" text:style-name="Internet_20_link" text:visited-style-name="Visited_20_Internet_20_Link"><text:span text:style-name="T13">https://www.youtube.com/watch?v=thO3nsvgego</text:span></text:a></text:p>
      <text:p text:style-name="P27"/>
      <text:p text:style-name="P25"/>
      <text:p text:style-name="P26">A first participatory reading and discussion of Bijan's book.</text:p>
      <text:p text:style-name="P12"/>
      <text:p text:style-name="P14"/>
      <text:h text:style-name="P5" text:outline-level="2"><text:span text:style-name="T5">SESSION SPEAKER</text:span>S</text:h>
      <text:p text:style-name="P16">Tyler Sullberg, Daniel Friedman, Bleu Knight</text:p>
      <text:p text:style-name="P17"/>
      <text:p text:style-name="P17"/>
      <text:h text:style-name="P6" text:outline-level="2">CONTENTS</text:h>
      <table:table table:name="Table1" table:style-name="Table1">
        <table:table-column table:style-name="Table1.A"/>
        <table:table-column table:style-name="Table1.B"/>
        <table:table-row table:style-name="Table1.1">
          <table:table-cell table:style-name="Table1.A1" office:value-type="string">
            <text:p text:style-name="P18">00:07</text:p>
          </table:table-cell>
          <table:table-cell table:style-name="Table1.A1" office:value-type="string">
            <text:p text:style-name="P19">Bookstream 001.01: Continuous Transformation</text:p>
          </table:table-cell>
        </table:table-row>
        <table:table-row table:style-name="Table1.1">
          <table:table-cell table:style-name="Table1.A1" office:value-type="string">
            <text:p text:style-name="P18">03:25</text:p>
          </table:table-cell>
          <table:table-cell table:style-name="Table1.A1" office:value-type="string">
            <text:p text:style-name="P19">A Taste of the First Session</text:p>
          </table:table-cell>
        </table:table-row>
        <table:table-row table:style-name="Table1.1">
          <table:table-cell table:style-name="Table1.A1" office:value-type="string">
            <text:p text:style-name="P18">04:45</text:p>
          </table:table-cell>
          <table:table-cell table:style-name="Table1.A1" office:value-type="string">
            <text:p text:style-name="P19">Free Energy Governance: The Book Review</text:p>
          </table:table-cell>
        </table:table-row>
        <table:table-row table:style-name="Table1.1">
          <table:table-cell table:style-name="Table1.A1" office:value-type="string">
            <text:p text:style-name="P18">06:25</text:p>
          </table:table-cell>
          <table:table-cell table:style-name="Table1.A1" office:value-type="string">
            <text:p text:style-name="P19">The Free Energy Principle and Markov Blankets</text:p>
          </table:table-cell>
        </table:table-row>
        <table:table-row table:style-name="Table1.1">
          <table:table-cell table:style-name="Table1.A1" office:value-type="string">
            <text:p text:style-name="P18">08:06</text:p>
          </table:table-cell>
          <table:table-cell table:style-name="Table1.A1" office:value-type="string">
            <text:p text:style-name="P19">Grounding firms in the framework of Active Inference</text:p>
          </table:table-cell>
        </table:table-row>
        <table:table-row table:style-name="Table1.1">
          <table:table-cell table:style-name="Table1.A1" office:value-type="string">
            <text:p text:style-name="P18">10:34</text:p>
          </table:table-cell>
          <table:table-cell table:style-name="Table1.A1" office:value-type="string">
            <text:p text:style-name="P19">Determinism vs Probabilistic Truth in Machine Learning</text:p>
          </table:table-cell>
        </table:table-row>
        <table:table-row table:style-name="Table1.1">
          <table:table-cell table:style-name="Table1.A1" office:value-type="string">
            <text:p text:style-name="P18">14:22</text:p>
          </table:table-cell>
          <table:table-cell table:style-name="Table1.A1" office:value-type="string">
            <text:p text:style-name="P19">Inferring from the “Four Es”</text:p>
          </table:table-cell>
        </table:table-row>
        <table:table-row table:style-name="Table1.1">
          <table:table-cell table:style-name="Table1.A1" office:value-type="string">
            <text:p text:style-name="P18">18:25</text:p>
          </table:table-cell>
          <table:table-cell table:style-name="Table1.A1" office:value-type="string">
            <text:p text:style-name="P19">Temporal Thickness and Counterfactual Depth in the Mind</text:p>
          </table:table-cell>
        </table:table-row>
        <table:table-row table:style-name="Table1.1">
          <table:table-cell table:style-name="Table1.A1" office:value-type="string">
            <text:p text:style-name="P18">19:30</text:p>
          </table:table-cell>
          <table:table-cell table:style-name="Table1.A1" office:value-type="string">
            <text:p text:style-name="P19">Strategy Governance Models vs Meta Governance</text:p>
          </table:table-cell>
        </table:table-row>
        <table:table-row table:style-name="Table1.1">
          <table:table-cell table:style-name="Table1.A1" office:value-type="string">
            <text:p text:style-name="P18">24:36</text:p>
          </table:table-cell>
          <table:table-cell table:style-name="Table1.A1" office:value-type="string">
            <text:p text:style-name="P19">The Governance of the Firm</text:p>
          </table:table-cell>
        </table:table-row>
        <table:table-row table:style-name="Table1.1">
          <table:table-cell table:style-name="Table1.A1" office:value-type="string">
            <text:p text:style-name="P18">25:26</text:p>
          </table:table-cell>
          <table:table-cell table:style-name="Table1.A1" office:value-type="string">
            <text:p text:style-name="P19">Incentive-based meta-governance</text:p>
          </table:table-cell>
        </table:table-row>
        <table:table-row table:style-name="Table1.1">
          <table:table-cell table:style-name="Table1.A1" office:value-type="string">
            <text:p text:style-name="P18">26:47</text:p>
          </table:table-cell>
          <table:table-cell table:style-name="Table1.A1" office:value-type="string">
            <text:p text:style-name="P19">Hyperpriator</text:p>
          </table:table-cell>
        </table:table-row>
        <text:soft-page-break/>
        <table:table-row table:style-name="Table1.1">
          <table:table-cell table:style-name="Table1.A1" office:value-type="string">
            <text:p text:style-name="P18">27:42</text:p>
          </table:table-cell>
          <table:table-cell table:style-name="Table1.A1" office:value-type="string">
            <text:p text:style-name="P19">Inertemic Foraging and the Trade-Off</text:p>
          </table:table-cell>
        </table:table-row>
        <table:table-row table:style-name="Table1.1">
          <table:table-cell table:style-name="Table1.A1" office:value-type="string">
            <text:p text:style-name="P18">29:48</text:p>
          </table:table-cell>
          <table:table-cell table:style-name="Table1.A1" office:value-type="string">
            <text:p text:style-name="P19">The Triplet Structure of Free Energy Governance</text:p>
          </table:table-cell>
        </table:table-row>
        <table:table-row table:style-name="Table1.1">
          <table:table-cell table:style-name="Table1.A1" office:value-type="string">
            <text:p text:style-name="P18">30:39</text:p>
          </table:table-cell>
          <table:table-cell table:style-name="Table1.A1" office:value-type="string">
            <text:p text:style-name="P19">Top-down vs bottom-up decision making</text:p>
          </table:table-cell>
        </table:table-row>
        <table:table-row table:style-name="Table1.1">
          <table:table-cell table:style-name="Table1.A1" office:value-type="string">
            <text:p text:style-name="P18">32:45</text:p>
          </table:table-cell>
          <table:table-cell table:style-name="Table1.A1" office:value-type="string">
            <text:p text:style-name="P19">Cognition; The Real World</text:p>
          </table:table-cell>
        </table:table-row>
        <table:table-row table:style-name="Table1.1">
          <table:table-cell table:style-name="Table1.A1" office:value-type="string">
            <text:p text:style-name="P18">37:13</text:p>
          </table:table-cell>
          <table:table-cell table:style-name="Table1.A1" office:value-type="string">
            <text:p text:style-name="P19">Have I Got Anything to add?</text:p>
          </table:table-cell>
        </table:table-row>
        <table:table-row table:style-name="Table1.1">
          <table:table-cell table:style-name="Table1.A1" office:value-type="string">
            <text:p text:style-name="P18">38:11</text:p>
          </table:table-cell>
          <table:table-cell table:style-name="Table1.A1" office:value-type="string">
            <text:p text:style-name="P19">Antirealist vs Realist in Management Science</text:p>
          </table:table-cell>
        </table:table-row>
        <table:table-row table:style-name="Table1.1">
          <table:table-cell table:style-name="Table1.A1" office:value-type="string">
            <text:p text:style-name="P18">43:56</text:p>
          </table:table-cell>
          <table:table-cell table:style-name="Table1.A1" office:value-type="string">
            <text:p text:style-name="P19">Reimagining Strategy: How to survive and thrive in the era</text:p>
          </table:table-cell>
        </table:table-row>
        <table:table-row table:style-name="Table1.1">
          <table:table-cell table:style-name="Table1.A1" office:value-type="string">
            <text:p text:style-name="P18">45:01</text:p>
          </table:table-cell>
          <table:table-cell table:style-name="Table1.A1" office:value-type="string">
            <text:p text:style-name="P19">Environmental complexity and velocity in strategy and governance</text:p>
          </table:table-cell>
        </table:table-row>
        <table:table-row table:style-name="Table1.1">
          <table:table-cell table:style-name="Table1.A1" office:value-type="string">
            <text:p text:style-name="P18">48:26</text:p>
          </table:table-cell>
          <table:table-cell table:style-name="Table1.A1" office:value-type="string">
            <text:p text:style-name="P19">On the Need for More Discontinuity</text:p>
          </table:table-cell>
        </table:table-row>
        <table:table-row table:style-name="Table1.1">
          <table:table-cell table:style-name="Table1.A1" office:value-type="string">
            <text:p text:style-name="P18">50:33</text:p>
          </table:table-cell>
          <table:table-cell table:style-name="Table1.A1" office:value-type="string">
            <text:p text:style-name="P19">Time cost of information science</text:p>
          </table:table-cell>
        </table:table-row>
        <table:table-row table:style-name="Table1.1">
          <table:table-cell table:style-name="Table1.A1" office:value-type="string">
            <text:p text:style-name="P18">52:49</text:p>
          </table:table-cell>
          <table:table-cell table:style-name="Table1.A1" office:value-type="string">
            <text:p text:style-name="P19">In the Know: The Inferminist Machine</text:p>
          </table:table-cell>
        </table:table-row>
        <table:table-row table:style-name="Table1.1">
          <table:table-cell table:style-name="Table1.A1" office:value-type="string">
            <text:p text:style-name="P18">54:57</text:p>
          </table:table-cell>
          <table:table-cell table:style-name="Table1.A1" office:value-type="string">
            <text:p text:style-name="P19">Nonhierarchical Organizations in the Future</text:p>
          </table:table-cell>
        </table:table-row>
        <table:table-row table:style-name="Table1.1">
          <table:table-cell table:style-name="Table1.A1" office:value-type="string">
            <text:p text:style-name="P18">57:15</text:p>
          </table:table-cell>
          <table:table-cell table:style-name="Table1.A1" office:value-type="string">
            <text:p text:style-name="P19">Exploring Hohwy: The Art of Strategic Design</text:p>
          </table:table-cell>
        </table:table-row>
      </table:table>
      <text:p text:style-name="P23"/>
      <text:p text:style-name="P17"/>
      <text:h text:style-name="P7" text:outline-level="2">TRANSCRIPT</text:h>
      <text:p text:style-name="P37">00:07 Daniel:</text:p>
      <text:p text:style-name="P37">Hello and welcome everyone. It's December 6, 2022. We're in ActInf Livestream number 001.01 (a numbering convention that will be explained soon). It's a discussion on the book "Governing Continuous Transformation by Bijan Khezri. And I'll pass the Bleu.</text:p>
      <text:p text:style-name="P37"/>
      <text:p text:style-name="P37">00:30 Bleu:</text:p>
      <text:p text:style-name="P37">Hi everyone. I guess that's my job is to explain the bookstream numbering. So this is our first bookstream. That's why it's bookstream zero, zero, one. And this is our first zero contextualization video for this bookstream series.</text:p>
      <text:p text:style-name="P37">So each week we will present a chapter, ish a chapter or so of the book and then periodically we will get together for the one, dot two and so forth. Those discussion action. So if you want to participate either in a contextualization video or in a discussion video, please get in touch with us and we would love to have you on the stream. And I'm Bleu. I've been here before so hopefully you've seen me before and know me by now.</text:p>
      <text:p text:style-name="P37">And I'm an independent researcher in New Mexico and I will pass it off to Tyler. First time appearance, I think, in the active Coherence Institute. So Tyler, do you want to introduce yourself?</text:p>
      <text:p text:style-name="P37"/>
      <text:p text:style-name="P37">01:26 Tyler:</text:p>
      <text:p text:style-name="P37">Yeah. Cool.</text:p>
      <text:p text:style-name="P37">Thanks for having me. This is my first time here, active inference lab. So I have an unusual background. I actually dot one from an academic background at all. A lot chaos been about applied governance.</text:p>
      <text:p text:style-name="P37">So I actually started as a strategy consultant working in major correlation. More recently gotten more into Dow governance. I currently lead product and protocol design for the 4K protocol. It's a project that's connecting the physical world to the on chain world. And I'm also a contributor at Metagov where I think about how we can model these abstract formalisms about governance in a real world setting.</text:p>
      <text:p text:style-name="P37">It's a lot of times I think about Dow governance but most recently it's Beren thinking about active <text:soft-page-break/>inference and implications for real world settings.</text:p>
      <text:p text:style-name="P37">Conor awesome.</text:p>
      <text:p text:style-name="P37"/>
      <text:p text:style-name="P37">02:14 Bleu:</text:p>
      <text:p text:style-name="P37">So we are a participatory online lab that is communicating, learning and practicing applied active coherence. These are all of our media links and we will be recording and archiving this Livestream for future reference. Everyone is welcome and hopefully we will be following good etiquette for live streams and not arguing or talking over each other for the duration of the bookstreams.</text:p>
      <text:p text:style-name="P37">Okay, so this is our first book stream. Our goal is to learn and discuss this textbook governing Continuous Transformation reframing the strategy Coherence conversation. It's a 2022 book by Bijan Kesri and this video like always is just an introduction to some of the ideas, not a review or a final word at all. So we will just go through here the sections of this bookstream we're going to do the Bookmap and the roadmap, some keywords, the preface, part one and chapter one will be covered in today's video and in the coming weeks we will be continuum to discuss this.</text:p>
      <text:p text:style-name="P37">03:20 So get in touch if you want to partake in these conversations.</text:p>
      <text:p text:style-name="P37">So I guess we introduction ourselves briefly backwards. So if either you guys want to maybe mention something you're excited about or that you liked or remembered from the book from these first sessions, otherwise we can go on to discover it. I think we have a lot of material. Tyler, what are you most excited about?</text:p>
      <text:p text:style-name="P37"/>
      <text:p text:style-name="P37">03:46 Tyler:</text:p>
      <text:p text:style-name="P37">Yeah.</text:p>
      <text:p text:style-name="P37">I mean, I think for me, especially being in real world organizations, nonprofits, a lot of times we think of uncertainty as something that can be wished away or something that we're incrementally going to solve. Like, oh, if we only were collecting more information, we would be in a better spot, or we had more capabilities, we wouldn't have this problem. But a lot of times we kind of get very anxious about that uncertainty rather than we're an active infrastructure force. Energy governance, that uncertainty is placed at the center, and it's something you can actually take ownership over but also be a source of creative growth. And so I think that's really exciting and inspirational and really excited to be here today.</text:p>
      <text:p text:style-name="P37">Cool.</text:p>
      <text:p text:style-name="P37"/>
      <text:p text:style-name="P37">04:26 Bleu:</text:p>
      <text:p text:style-name="P37">I'm excited, too, to unify some of the concepts of active inference with governance, which I know a little bit about, but not very much. And now that we're formalizing our structure as an institutional entity in active Inference Lab Institute, I'm excited to learn more about governance and how things should work. Okay, so this book has four parts. So we're here.</text:p>
      <text:p text:style-name="P37">We're not even in part one yet, but we're going to go over to the beginning of part one today. So part one is reframing the strategy governance conversation. Part two is about free energy governance, and part three is a conclusion for the book. And then there are some interviews in Parr four, along with acknowledgements and analog. And this is from the Bookmap software.</text:p>
      <text:p text:style-name="P37">So this is like our roadmap for a book. But this Bookmap software is used in trading. So if you guys <text:soft-page-break/>have never seen it, that's what these graphs are from. So when I think about Bookmap, I always think about that. Okay, so our roadmap for today.</text:p>
      <text:p text:style-name="P37">So we're going to get into the preface.</text:p>
      <text:p text:style-name="P37">05:27 There are no action headings, so we just kind of chunked out, like, what makes sense in terms of the text and how it reads. So we're going to go over a summary of FET, how to ground firms in the framework of active inference, strategy governance models versus meta governance, the triplet structure of free Energy governance, and then realist and anti realist in Management science. And then just a brief intro to part one. And then chapter one, which is pretty short thinking, born of Curiosity, Revolt, and change.</text:p>
      <text:p text:style-name="P37">So here is a huge list of preorders of keywords that we're going to get into today. And I think Tyler is going to start us off in section one in the preface, in the summary of the free energy principle, tyler is going to start us off talking about the FEP.</text:p>
      <text:p text:style-name="P37">Tyler.</text:p>
      <text:p text:style-name="P37"/>
      <text:p text:style-name="P37">06:28 Tyler:</text:p>
      <text:p text:style-name="P37">All right, so the free energy principle, or FEP, as we're going to be calling it, this is John's definition that he gives in the preface. So the FEP is a mathematical formulation that explains from first principles the characteristics of biological systems that are able to resist decay and persist over time. It rests on the idea that all biological systems instantiate a hierarchical, generative model of the world and personally minimizes its internal entropy by minimizing free energy. Bleu anything you want to add there?</text:p>
      <text:p text:style-name="P37"/>
      <text:p text:style-name="P37">06:58 Bleu:</text:p>
      <text:p text:style-name="P37">No, I think it's best. Like, we could take a deep dive into the FEP. There are many live streams where that's done. So if you want to learn more about the free energy principle, I would just refer out to other live streams. It's best here to take what Bijan presents, the aspects that he's using, and go forward from there.</text:p>
      <text:p text:style-name="P37"/>
      <text:p text:style-name="P37">07:16 Tyler:</text:p>
      <text:p text:style-name="P37">Cool. And I think similarly, we'll do a similar cursory treatment of Markoblindas. And so Markov blanket, we could think about it is that it's a statistical correlation for defining the internal versus the external. So the definition that he gives is Markov blanket's establish a conditional independent between internal and external states that renders the inside open to the renders the inside open to the outside, but only in a conditional sense. So the internal states only see the external states through the veil of the Markov blanket.</text:p>
      <text:p text:style-name="P37">Again, huge topic. Not going to go super into it. What's going to add anything?</text:p>
      <text:p text:style-name="P37"/>
      <text:p text:style-name="P37">07:50 Bleu:</text:p>
      <text:p text:style-name="P37">Bleu no, it's great. And there are many live streams, really, if you want to get into probably the Emperor's new Markov blanket.</text:p>
      <text:p text:style-name="P37">So it's maybe where we undertake, like, a very thorough discussion of the Markov blanket. If you want more information there.</text:p>
      <text:p text:style-name="P37"><text:soft-page-break/></text:p>
      <text:p text:style-name="P37">08:05 Tyler:</text:p>
      <text:p text:style-name="P37">Cool.</text:p>
      <text:p text:style-name="P37"/>
      <text:p text:style-name="P37">08:06 Bleu:</text:p>
      <text:p text:style-name="P37">All right. So grounding firms in the framework of active inference.</text:p>
      <text:p text:style-name="P37">So here is a claim from the book. Learning to active coherence will determine the firm's competitive advantage and survival in a discontinuous and distributed world. The more fluid the boundaries between firm and eco niche, the more important the definition of what constitutes a system and how nondisciplinative Markovian boundary preserve the firm's integrity. I e belief systems. Our interest is shifting away from pursuing deterministic truth through clever analysis towards designing entailing a generative selforganizing model that empowers the firm to master the shifting cognition independencies between the known and unknown and what lies within and beyond its control.</text:p>
      <text:p text:style-name="P37">So there's a lot there. So I think these next keyword slides hopefully will unpack it a little bit.</text:p>
      <text:p text:style-name="P37">09:07 Active inference, which we've seen many times in active inference lab institute, is a process theory grounded in the free energy principle that explains behavior, perception, planning, and action in terms of probabilistic coherence. Bijan doesn't yet mention active inference, but he talks about learning to actively, infer which I'm going to actively infer means active inference. And here we see this classic action perception loop where we have internal states and external states separated by a Markov blanket or a nondisciplinative Markovian boundary, and we have sensory input and action.</text:p>
      <text:p text:style-name="P37">And these are the ways in which an agent can interact with this world. Do either of you guys have anything to add here? Daniel.</text:p>
      <text:p text:style-name="P37"/>
      <text:p text:style-name="P37">09:58 Tyler:</text:p>
      <text:p text:style-name="P37">Sure.</text:p>
      <text:p text:style-name="P37"/>
      <text:p text:style-name="P37">10:01 Daniel:</text:p>
      <text:p text:style-name="P37">In that foraging, I found it really interesting when there's increased fluidity or fuzziness or blurriness of the engagement of the firm with the niche or the context of the community.</text:p>
      <text:p text:style-name="P37">In those cases, it's like more important to have and uncertainty oriented definition of what the thing is. And that is what confronts every organization today.</text:p>
      <text:p text:style-name="P37"/>
      <text:p text:style-name="P37">10:30 Bleu:</text:p>
      <text:p text:style-name="P37">Yeah, interesting.</text:p>
      <text:p text:style-name="P37">Okay, so he talked a little bit about shifting away from deterministic truth. And so I like Googled because I'm a truth person, I'm weird about truth, if you've ever listened to me talk about it before. So deterministic truth is like the truth. And I liked this paper. I just googled it.</text:p>
      <text:p text:style-name="P37">What do people talk about? What is deterministic truth? And I found this paper approaching deterministic and Probabilistic truth a unified account. And in this paper, it's a 2021 paper. So pretty new.</text:p>
      <text:p text:style-name="P37">In this paper, they talked about the truth itself, like the truth being either deterministic I think about that like hitting Abel's eye, like the truth is the number seven. And then probabilistic truth is more like a <text:soft-page-break/>probability distribution around that truth, like hitting seven plus or minus the standard deviation or like a probability density. Right. And this paper talks about, like, deterministic and probabilistic truth like that.</text:p>
      <text:p text:style-name="P37">11:34 The truth is one of those things.</text:p>
      <text:p text:style-name="P37">And then also there are ways to approach it, like you're approaching your search of the truth in either a determinalistic or probabilistic way. So I thought that this was an interesting read and kind of you are interested in delving deeper into, like, deterministic versus probabilistic and these theories and approaches and truth likeness. I thought this was a cool read.</text:p>
      <text:p text:style-name="P37"/>
      <text:p text:style-name="P37">12:00 Tyler:</text:p>
      <text:p text:style-name="P37">Yeah, I think. Oh, sorry.</text:p>
      <text:p text:style-name="P37">One thing to add there is, I think our personal ideas about what truth are, like, whether it's terminalistic versus a probabilistic conception of truth really carry over onto the organization level. And so whatever kind of delusions you have about your personal truth in your personal life, a lot of times they view the organization as like the CEO views the organization as an extension of their own self. And so their own worldview gets carried over and strapped onto the organization's worldview. And so it's really interesting that you could kind of frame these philosophical Dean about truth that are often applied at an individual level and then kind of like, scale that up into an organization.</text:p>
      <text:p text:style-name="P37"/>
      <text:p text:style-name="P37">12:41 Bleu:</text:p>
      <text:p text:style-name="P37">Yeah, very cool. And we see that in this generative self organizing model. Again, this is kind of like it was cool to just search up what is a self organizing model. And we see generative model a lot. We don't really see self organizing model.</text:p>
      <text:p text:style-name="P37">We see generative model in terms of self organization. But a generative selforganizing model, like, what is this really? And so this is just from this Stanford machine learning cheat sheet. Supervised learning cheat sheet. So here it says discriminative models divide the data space into classes by learning the boundaries.</text:p>
      <text:p text:style-name="P37">And this is like the different neural networks, whereas generative models understand how the data is embedded into the space like an auto encoding or boltsman machine or self organizing maps. So this is like a self organizing model. And you can really see here this is like a decision boundary on the left in the discriminative model and either it's a cat or a dog.</text:p>
      <text:p text:style-name="P37">13:43 And on the right there's a generative model like it's a cat with some degree of certainty or it's a dog with some degree of certainty. And so you see these like probability distributions.</text:p>
      <text:p text:style-name="P37">Like probably it's a cat but then there's like some fuzzy like if your data point lands like a little bit in the red or a little bit in the Bleu, like then it might be a cat or it might be a dog. Maybe we don't have enough information to tell. So I thought that this was a cool replication of the probabilistic truth versus deterministic truth. Like either you're looking for cat or dog or you're looking for with what probability. Is this a cat or a dog?</text:p>
      <text:p text:style-name="P37">Do you guys have anything to add here?</text:p>
      <text:p text:style-name="P37"/>
      <text:p text:style-name="P37">14:22 Tyler:</text:p>
      <text:p text:style-name="P37">Cool.</text:p>
      <text:p text:style-name="P37"><text:soft-page-break/></text:p>
      <text:p text:style-name="P37">14:22 Bleu:</text:p>
      <text:p text:style-name="P37">Okay, so this is moving on out of this claim into the next claim. The firm is envisioned as an inactive, sophisticated and resource dependent inference machine in the form of a generative learning model. Essentially is a statistical model linking in circular causality action perception, firm resources and the unknown external world. And I just put this active inference loop up here again.</text:p>
      <text:p text:style-name="P37">So you have the firm and the world. The firm would be the agent and then you have the resources of the firm which would be like the internal states and then the external world which is everything that's not the firm. And I highlighted these terms inactive and sophisticated because there's a dot, two unpack here, and I think it's kind of in the textbook. Maybe like, you can say the words, but unless you open them up and look what they mean inside, look inside of them, like, you don't have any idea the kind of Seth that goes behind these things.</text:p>
      <text:p text:style-name="P37">15:22 Do you guys have anything to add there on that? Enactivism is a position in cognitive evidence that argues that cognition arises through a dynamic interaction between an acting organism and its environment. And so these are the four es of cognitive science or cognition. And they're embodied, active, extended and encultured. So cognition is grounded in our senses and concrete experience that's enacted means it's goal directed action in the real world.</text:p>
      <text:p text:style-name="P37">Extended is cognitive systems include the tools, the devices, the people around us, our smartphone, these kinds of things and embedded or that's kind of what we always refer to as encultured. But I think that they kind of mean the same thing. So this is cognition is woven into culture, and learning is done in a social concept. So these are the embodied so when you say the firm is active yeah, that's it. It's good for goal directed.</text:p>
      <text:p text:style-name="P37">It's doing goal directed action in the real world, inactive and sophisticated, or do you guys have anything to add there on the Four East?</text:p>
      <text:p text:style-name="P37">16:30 Okay, sophisticated is from this paper, I believe, sophisticated inference by Friston and colleagues. And we've done sophisticated aspects of inference, I think, on a live stream, but I don't think we've ever done sophisticated inference. But the aspect of inference is like a later paper and covers this one a lot. So sophisticated inference is really, like, in deep time.</text:p>
      <text:p text:style-name="P37">Right here, I'll just read the figure caption. So I have this, like, decision tree model picture from the paper, and it says this schematic summarizes the accumulation of expected free energy over past and trajectories into the future. This can be construed as a deep tree search where the tree branches of reliable actions at each point in time and the likely outcomes consequent upon each action. So this is 1234 time steps here and going off. So this is like a trajectory, the path of least action.</text:p>
      <text:p text:style-name="P37">So we talk about the way that a system can decide and go forward in space.</text:p>
      <text:p text:style-name="P37">17:36 So that's what's meant by sophisticated, I think.</text:p>
      <text:p text:style-name="P37"/>
      <text:p text:style-name="P37">17:41 Daniel:</text:p>
      <text:p text:style-name="P37">Anil Seth, the purpose of introducing these terms from cognitive evidence and neuroscience like the four E cognition and of this type of model, it's not a novel idea to make a decision tree. That's how, for examples, early chess playing, artificial intelligences work. It's the way that the expected free energy can be calculated across these different paths of consideration with respect to a generative model that are allowing new ways of thinking about these kinds of deep time and nested strategic questions.</text:p>
      <text:p text:style-name="P37"><text:soft-page-break/></text:p>
      <text:p text:style-name="P37">18:22 Bleu:</text:p>
      <text:p text:style-name="P37">Yeah, definitely. Okay, so temporal thickness and counter factual depth here in this claim, bishop says the proposal on offer here is that the mind comes into being when self evidence has a temporal thickness. Models can be thicker and thinner, deeper or shallower, depending on how far forward they predict, or counterfactuals depth, how far back they postdict. That is, whether they can capture how things might have ended up if they had acted differently. There is no real reason for minds to exist.</text:p>
      <text:p text:style-name="P37">They appear to do so simply because existence itself is the end point of a process of reasoning. Consciousness, I'd contend, is nothing greater than inference about my future. And in this this is from Bijon's book, but he's quoting Karl Friston 2017 paper.</text:p>
      <text:p text:style-name="P37">So that temporal thickness goes back to the Sophistication, which is why so here you can see how far back you can post it. If I had done something differently, what could have happened?</text:p>
      <text:p text:style-name="P37">19:24 This counterfactual reasoning and then prediction going forward into the future. Okay, going on to strategy governance models versus meta governance. All right, so I'm kind of out of my comfort zone here.</text:p>
      <text:p text:style-name="P37">So I might call and Tyler to help me out a little bit. But Bijan says the common understanding underlying entrenched strategy governance models rather erroneously has been that action is a coherence of perception and therefore strategy must be environment driven. So I look up strategy governance model and it gave me like, some figures and this is one of them, and it appears to be pretty linear, but there's not a lot of feedback happening with the external environment. Like there's vision, a strategy roadmap design, and then insights come forward to the design and back to the vision and then there's like a performance review. So I don't know.</text:p>
      <text:p text:style-name="P37">Tyler, do you want to give any additional comments here on this?</text:p>
      <text:p text:style-name="P37"/>
      <text:p text:style-name="P37">20:23 Tyler:</text:p>
      <text:p text:style-name="P37">Yeah, I mean, I think something that could be potentially confusing for people who are maybe not coming from an academic background is that like, a lot of times when business leaders are thinking about how they're going to plan for the action of the organization to take what the strategy looks like, they're getting data, right? And they're having feedback from the bottom levels of the organization, feedback to the top levels. And so that they're taking information, they're creating a perception of that and then they're creating a strategy based on that kind of in a linear fashion the organization executes and at some point they reflect back like, hey, did this work or not? What do we do with our new information?</text:p>
      <text:p text:style-name="P37">Right? But really what they're not realizing in the process of that is like in that linear flow, they're not recognizing how they're constraining the perceptions and actions of their organization in a top down fashion and allowing bottom up the information to change how information and actions can be changed in the future. So that kind of cyclical nature really to understand it's really more perceived in this linear way of like, hey, we're going to collect as much information as we can.</text:p>
      <text:p text:style-name="P37">21:25 Our information is going to be imperfect, but we're going to get better over time rather than like, hey, fundamentally our actions and perceptions are constrained by the actions we're taking right now. So it's like just a different model for thinking about it.</text:p>
      <text:p text:style-name="P37">It's a lot more linear and not doesn't have that cyclical causality baked into it.</text:p>
      <text:p text:style-name="P37"><text:soft-page-break/></text:p>
      <text:p text:style-name="P37">21:47 Bleu:</text:p>
      <text:p text:style-name="P37">Cool. And I think about here, it seems like it's very like tangential, like one after another after another after another. Whereas like active coherence lab kind of method, like you have to sometimes act in order to perceive, right? Like if you want to know whether the surface is rough or smooth, you have to move over the surface with your finger to determine if it's rough or smooth.</text:p>
      <text:p text:style-name="P37">So it's action and perception that are happening simultaneously. And I think that is the shift that Bijan is calling for, as he says.</text:p>
      <text:p text:style-name="P37"/>
      <text:p text:style-name="P37">22:19 Tyler:</text:p>
      <text:p text:style-name="P37">Yeah, and I think just to add a little bit, I think a lot of times business leaders cognitive of reality as independent existing out there. And it's just like a limitation of their tools and resources to understand reality rather than the nature of perception itself, of being able to understand reality. And so I think that's really like the fundamental difference and a lot of times people don't realize that that's even relevant at all.</text:p>
      <text:p text:style-name="P37">And so that's why this is fun.</text:p>
      <text:p text:style-name="P37"/>
      <text:p text:style-name="P37">22:45 Bleu:</text:p>
      <text:p text:style-name="P37">To talk about, that's for sure. Why like, what is deterministic truth? Where is that reality? And it all kind of links together.</text:p>
      <text:p text:style-name="P37">So Bijan goes on to say, in fact, action upon the firm's eco niche, akin to pointing the light torch in the dark, determines perception. Inference is inactive. The generative model itself never encodes anything. It just expresses the circular causality among all four states. The generative models, hence is a model of the firm's eco niche.</text:p>
      <text:p text:style-name="P37">If not, it is no good regulator and consequently the firm will rather sooner than later dissipate in the face of entropic forces. And so I included here a different kind of strategy governance model that's like the Dean Startup model that's like a little bit more action and perception happening in a more simultaneous way. I don't know if you ant to add anything here, Tyler.</text:p>
      <text:p text:style-name="P37"/>
      <text:p text:style-name="P37">23:38 Tyler:</text:p>
      <text:p text:style-name="P37">Yeah, I think a lot of the way we talk about like, Dean Startup model of the Lean Start model is basically like, you don't necessarily know what people want. And also, it's not that you're discovering what people want is that you're putting ideas out there and finding how people respond to them.</text:p>
      <text:p text:style-name="P37">And so it's basically truth is something that you create. You can create a new state of the world rather than uncovering it. So it's kind of like a method for uncovering something that's going to work. And a lot of times it's kind of done couch in very fluffy and also just like experiential terms like, hey, this works, we've done this, we built this company this way. But what's interesting about Active Coherence is that can take that very fluffy wispy framework and apply that into a more rigorous context.</text:p>
      <text:p text:style-name="P37">A lot of these ideas that we're talking about now, they're not necessarily new, especially like startup world, but there hasn't been great language. We're talking about it.</text:p>
      <text:p text:style-name="P37"/>
      <text:p text:style-name="P37">24:34 Bleu:</text:p>
      <text:p text:style-name="P37"><text:soft-page-break/>Cool. All right, so here's another claim. Therefore, the firm's true governance challenge is a matter of meta governing its generative models as an enacted, sophisticated and resourcedependent belief system exercising the entire organization, quote the body itself in contours. We should now start seeing a model emerging that underwrites a form of autopilotis I eugenization. Effectively, it is all about casting inferences optimization mathematically by way of gradient descent, starting with two essential constituents.</text:p>
      <text:p text:style-name="P37">First, hyperpria, which is the firm's resistance to entropy in order to persist. And two, episomic foraging and hypothesis testing, ie. Acting upon the eco niche to generate leaf evidencing data. Do you guys have any comments here or do you want to delve into this a little more. Daniel yeah.</text:p>
      <text:p text:style-name="P37"/>
      <text:p text:style-name="P37">25:26 Daniel:</text:p>
      <text:p text:style-name="P37">One interesting usage of a term there is that the firm's true governance challenge is meta governance. And that's a term that is used differently or compatibly, but with a different focus in metagov. And so just to kind of flesh that out here, meta governance is being used in the sense of metacognition, like self reflection, memory, anticipation, action, planning, all of these individual level cognitive and metacognitive processes that we model in active inference. Often metagov in another sense is meant like social cognition, like relationships amongst organizations or amongst teams. So, like, within a team, you have their own governance structure.</text:p>
      <text:p text:style-name="P37">Then also there's teams of teams, and that's a meta governance structure with respect to the team. And then that's very interesting because the two times that we've seen nested models, nested generative model models in active inference are the metacognition models and then the ecosystem nested models.</text:p>
      <text:p text:style-name="P37">26:36 So it really brings integrity between thinking about what happens, like, within and across groups.</text:p>
      <text:p text:style-name="P37"/>
      <text:p text:style-name="P37">26:46 Bleu:</text:p>
      <text:p text:style-name="P37">Cool. Thank you. Okay, so hyper prior Bayesian, statistics, physics. Hyperpriator is a prior distinctions on a hyper parameter that is on a perimeter of a prior distinctions. As with the term hyper parameter, the use of hyper is to distinguish it from a prior distribution of a parameter of the model for the underlying system.</text:p>
      <text:p text:style-name="P37">So the hyperparameters influence the prior here, and the hyper parameters here influence the parameters here. And so it's backwards at least one step in time in this sophisticated format. This is a better diagnosis or illustration. The hyper Parr goes to the prior goes to the data. So it's just in a previous time.</text:p>
      <text:p text:style-name="P37">Seth in some way, anything to and here. All right, epistemic foraging. I pulled this from active inference and learning.</text:p>
      <text:p text:style-name="P37">27:48 This quote. It says, Active inference lab behavior has exploration, epistemic, and exploitative pragmatic aspects that are sensitive to ambiguity and risk, respectively, where epistemic, ambiguity, resolving behavior enables pragmatic, reward seeking behavior and the subsequent emergence of habits.</text:p>
      <text:p text:style-name="P37">I just wanted to kind of point out here that active inference has been illustrated as, like, a balance, a way to balance exploration and exploitation and epistemic and pragmatic value. And like, in business, is this, like, knowledge and money? Is that, like, epistemic and pragmatic value, like, knowledge of your customers, your clients? So I was just trying to think of how this might translate to that money <text:soft-page-break/>pragmatic value is like, more resources, and epistemic value is more knowledge of your client base or of the future, maybe uncertainty introduction.</text:p>
      <text:p text:style-name="P37"/>
      <text:p text:style-name="P37">28:51 Tyler:</text:p>
      <text:p text:style-name="P37">Yeah, I could just give a concrete example of that because it's especially true in software engineering, where that is actually framed in explicitly these terms in growth organizations.</text:p>
      <text:p text:style-name="P37">So if you're on a growth team, you're like, okay, we can either turn up the dial on this thing that's working, we're like, okay, we know this flow is working. This wizards, this checkout flow is working. Let's make it like 10% faster would be an example of exploration where we know that's going to work in some level, where exploration could be something we have really no idea. This is like a shot in the dark. Let's figure out the minimum amount of effort we can put out to uncover new territory.</text:p>
      <text:p text:style-name="P37">And so this exact trade off is very much explicitly thought of in a lot of type organizations.</text:p>
      <text:p text:style-name="P37"/>
      <text:p text:style-name="P37">29:36 Bleu:</text:p>
      <text:p text:style-name="P37">Very cool. Thank you. Yeah. So epistemic foraging is like searching around for epistemic, seeking out epistemic value. Okay, so moving on to the triplet structure of free energy governance.</text:p>
      <text:p text:style-name="P37">Tyler, this is for you.</text:p>
      <text:p text:style-name="P37"/>
      <text:p text:style-name="P37">29:56 Tyler:</text:p>
      <text:p text:style-name="P37">I think so beyond Francesco, really, there's like a key question of governance. When you're thinking about your organization, how do you value the person organization? And it's really about how you create and update your generative models so that the firm can survive. And he presents this framework of thinking about it and he calls it the triplet structure of free energy governance.</text:p>
      <text:p text:style-name="P37">There is structure, cognition and then capabilities. So we'll go through each of these in turn. All right. Structure. So sorry, this is confusing.</text:p>
      <text:p text:style-name="P37">That header is wrong. Just get to the next slide.</text:p>
      <text:p text:style-name="P37">All right. Structure. So this genre, that connectivity emerges in flow and language bottom up stimulating from resource markets such as clients Technologies, spires Another are only as relevant and meaningful to resource reconfiguration asset exploration as clearly as top down predictions and prediction models, articulated communication, and above all programmed to process bottom up incoming signals.</text:p>
      <text:p text:style-name="P37">31:04 So we kind of touched on this earlier, but a lot of times decision making organization is very linear where like, you have very tough you're coming with strategy and then like, that's executed in turn every rung of the hierarchy. A lot of times like OKRs, if you've ever heard of this, is like a really good example of this.</text:p>
      <text:p text:style-name="P37">It's like objective key results where, like, there's an objective that the top organization comes with and then, like, the Minions the next run have their subsequent parts of that tree and it kind of filters down to the rest. Of the organization where sometimes what's not as clearly articulated is about the introduction between different parts of the hierarchical and how the different parts of the stack have to relate to each other. So like a really good example of this is that this is very true in tech companies. Tech companies collect a ton of data and none of that data is ever processed in a meaningful way. And so a lot of times we'll say like, we're data driven company, we collect all this information, but in reality a lot of <text:soft-page-break/>information is trapped at the bottom rungs of the communication.</text:p>
      <text:p text:style-name="P37">32:05 It may not have like the political ability or also even the technical ability to process that in a meaningful way and bubble that up through the organization. And a lot of times there's a huge gap in being able to actually process that information and bubble it up. Appropriately in a way that can actually crater the organization. This is like designing this in a really thoughtful way is much harder than it would seem. And even if you call yourself a data driven organization, there's a good chance you're not processing data in a way that can actually generative new top down models later on.</text:p>
      <text:p text:style-name="P37">Anything to add there? Virginia? Alright, let's go to the next one. Cognition. Alright, so cognition embraces the environment as enacted through relationships and interactions constructed in our brains.</text:p>
      <text:p text:style-name="P37">Environment is not objectively, act or independently exists, but is revealed by a firm's action or perceptions that those very actions generate. In fact, the consequences of a firm's activity controls its eagle niche.</text:p>
      <text:p text:style-name="P37">33:08 We've already touched on this on some of the earlier slides, but a lot of times these firms cognitive of external reality existing independently of their own actions and perceptions and then it's just like up to them to get better tools and information to be able to understand that reality. Like understanding this fog of war that they're slowly uncovering. But they actually don't really often understand how the world that they're perceiving is very much constrained by one, like how they're structured in gathering information and perceiving that information into real insights, then also the actions that they're able to take.</text:p>
      <text:p text:style-name="P37">So to make it a little bit more concrete, you can say this very much applies in a real sense on a website where if you're not collecting information on views on your page in a very basic level, it's really hard to generate actual information out of that, right? And so you have to basically make a decision of like, this is the information we want to gather, this is what we care about and that's going to structure the insights you can Dean in the future and what you can do with that information in a similar way.</text:p>
      <text:p text:style-name="P37">34:12 Like if you're not putting resources out for interacting with the world, like creating a new department that's maybe a little bit more exploratory, that's going to constrain the actions you can take in the future. So all this is saying is that the reality doesn't exist independent of you. It's something that you actively perceive through your action or perceptions.</text:p>
      <text:p text:style-name="P37">Daniel in Bleu and, and anything there.</text:p>
      <text:p text:style-name="P37"/>
      <text:p text:style-name="P37">34:37 Bleu:</text:p>
      <text:p text:style-name="P37">Is it like actively perceive or actively.</text:p>
      <text:p text:style-name="P37"/>
      <text:p text:style-name="P37">34:39 Tyler:</text:p>
      <text:p text:style-name="P37">Create active sorry, active states a better.</text:p>
      <text:p text:style-name="P37"/>
      <text:p text:style-name="P37">34:43 Bleu:</text:p>
      <text:p text:style-name="P37">Way of saying it, or both. I mean, I think you have to be actively perceiving, but I don't know, I think it's a rare treat when someone takes responsibility or even like a company takes responsibility for the reality that they're creating.</text:p>
      <text:p text:style-name="P37">And like we see this especially like in tech companies, like, I don't know, Facebook and I mean, just like a lot of the technology has been life changing and world changing. So like they're really actively <text:soft-page-break/>creating reality.</text:p>
      <text:p text:style-name="P37"/>
      <text:p text:style-name="P37">35:13 Daniel:</text:p>
      <text:p text:style-name="P37">Daniel yeah, this is interesting about the revealing of the firm's generative models through its actions. And we've talked about that fourfold partition with the internal external states and then the sense and action blanket states. So the firm has access to sense and internal states to some extent, but the world or others have access to one's action and or inference on their consequences in the niche.</text:p>
      <text:p text:style-name="P37">And so it's a way to talk about what the entire action perception loop is with all of its different inward facing and outward facing dynamics.</text:p>
      <text:p text:style-name="P37"/>
      <text:p text:style-name="P37">36:01 Tyler:</text:p>
      <text:p text:style-name="P37">Yeah, just to add a little more Beren too, there's a lot of focus on around this idea as well and like startup culture and so I'm a totally butcher. There's like a Steve Jobs but I'm a totally butcher. But something around the lines of like if you had done a marketing survey of people before they made the ipod and asked them how they want to listen to music, they wouldn't have told you that they wanted an ipod, they would have told you something else that was conditioned based on their previous experiences products. And so the idea is that you just put something out in the world to create an act and that you create something in the world and then the world responds to it. And so there's this big idea, especially in tech culture around reality is something that you will into existence rather than discover independently.</text:p>
      <text:p text:style-name="P37"/>
      <text:p text:style-name="P37">36:47 Bleu:</text:p>
      <text:p text:style-name="P37">Yeah, it's interesting too to think about especially you think about Google Glass that came out like, I don't know, ten years ago or something. Now probably not that long ago, but it's been a little while and I think now there's like the rerelease of Google Glass or some kind of similar product like the just wasn't ready when the Google Glass version came out, but we'll be ready soon. They've wielded into existence and it'll be that way soon.</text:p>
      <text:p text:style-name="P37"/>
      <text:p text:style-name="P37">37:12 Tyler:</text:p>
      <text:p text:style-name="P37">Definitely. All right, the last one is capabilities. So the inferring firm is constantly optimizing belief propagation as well as updating beliefs. Sophistication that process of optimizing cognition densities is only as good as the firm's share of the world model. So we are no longer just interested in the actions consequences per se, but how the actions consequences impact ulterior beliefs.</text:p>
      <text:p text:style-name="P37">So another way of saying this is that the firm has to actively balance this exploiting versus exploring. And I think there's like a lot of again, folk wisdom and especially in Silicon Valley culture around this trade off. Whereas like a lot of times we say hey, failure is good as long as you're learning and integrating those insights. And so yeah, it blew anything to add?</text:p>
      <text:p text:style-name="P37"/>
      <text:p text:style-name="P37">38:06 Bleu:</text:p>
      <text:p text:style-name="P37">That no good.</text:p>
      <text:p text:style-name="P37">Okay, so realists and anti realists in Management Science all right, so here's a claim from Bishop management science is equally divided along not too dissimilar realist in the antirealist fault lines. It is <text:soft-page-break/>best captured by Karl Weak 1977 when he states that environment is located in the mind of the actor and is imposed by him on experience in order to make the experience more meaningful. It seldom dawns on organizational theorists to look for environment inside the heads rather than outside of them. Indeed, the rise of cognitive lens in strategy management and governance research has enriched our understanding around improving the design of strategy governance processes, but has largely remained constrained by the notion that environment is something objective out there waiting to be analyzed and adapted too. And in the section, Bijan talks about blitz scaling and mentions some like examples of this ants realist claim.</text:p>
      <text:p text:style-name="P37">39:13 So he says, Google, Uber, Airbnb and Facebook are the products of a fundamentally ants realist enactment of an interaction with their respective eco niches, powered by unique and continuum evolving sets of capabilities fostering actiongenerated. Topdown bottom up prediction. Error inclination to iteratively, optimized their very generative models and implied recognition posterior probabilities of beliefs about the actions consequences these companies redesign while they fly, which is, in the words of Silicon Valley veteran Reid Hoffman, equivalent to throwing yourself off a cliff and assembling your airplane on the way down. Sullivan, 2016 in fact, we are more in control than we resist to believe. Blitz scaling has been integral to the founding DNA of these super outperformers.</text:p>
      <text:p text:style-name="P37">They listen to and sense what wants to emerge. They are the enacting designers of their very eco niche. For these companies, strategy is rather a matter of ex postsense making than ex ants long term planning. It is a matter of survival.</text:p>
      <text:p text:style-name="P37">40:16 And I just thought that that was maybe a good example of this ants realism thing that he was talking about here.</text:p>
      <text:p text:style-name="P37">Do you guys have an idea that.</text:p>
      <text:p text:style-name="P37"/>
      <text:p text:style-name="P37">40:27 Tyler:</text:p>
      <text:p text:style-name="P37">Kind of arose as you Beren talking about this, is that one interesting point about Google is that they're also kind of famous for trying really hard to do this, but failing to create new products. So they have a generative and killed like hundreds of different new products that people genuinely, truly loved even that were quite innovative. And so it's kind of interesting of how you even think about what is trying to emerge and whether that's best done in like a single monolithic organization versus in a more like decentralized distributed way. So I don't know.</text:p>
      <text:p text:style-name="P37">There's been attention, I've been kind of feeling throughout the book as well. Is it that this entity is trying to exist or needs to exist? Or is it something that is more distributed and decentralized, is more appropriate in certain cases?</text:p>
      <text:p text:style-name="P37"/>
      <text:p text:style-name="P37">41:12 Bleu:</text:p>
      <text:p text:style-name="P37">So having loved and lost several Google things in the past, Google Reader or Google App Maker, like the LowCode app developing app development thing, I mean, just like tons of things having loved and lost, I wonder if this is like epistemic exploration on the part of Google, really.</text:p>
      <text:p text:style-name="P37">I don't know. I feel like people come in and like, I'm going to build this app and Google gives them a lot of freedom and they're like, go ahead, build the app or build the platform or build the thing and do the thing. And they build it and it's great and people love it, and then they move on and do something else, and then nobody steps up to support the love of this or what was this person's child at Google.</text:p>
      <text:p text:style-name="P37"><text:soft-page-break/></text:p>
      <text:p text:style-name="P37">41:54 Tyler:</text:p>
      <text:p text:style-name="P37">Right.</text:p>
      <text:p text:style-name="P37"/>
      <text:p text:style-name="P37">41:54 Bleu:</text:p>
      <text:p text:style-name="P37">So I feel like maybe that might be a lot of what's happening, but perhaps in this creation and then unsupporting creation and unsupporting, Google is continuously generating epistemic knowledge.</text:p>
      <text:p text:style-name="P37">Right? It's epistemic foraging and learning about the niche and what people like and what they will use on the grand scheme.</text:p>
      <text:p text:style-name="P37"/>
      <text:p text:style-name="P37">42:13 Tyler:</text:p>
      <text:p text:style-name="P37">Well, I think that's true, but I'm not going to make this argument, but a lot of people have made the argument that what they should have been doing the whole time is exploiting because their whole business is just ads and they're like, just run that till you die. That's the only thing that matters. Your resources aren't well used here by trying to do all these random things.</text:p>
      <text:p text:style-name="P37">And so there is a legitimate argument, too, of the limits to which you can explore. Maybe I don't know, that's probably out of scope for our discussion today. But Daniel? Yeah.</text:p>
      <text:p text:style-name="P37"/>
      <text:p text:style-name="P37">42:41 Daniel:</text:p>
      <text:p text:style-name="P37">Just one short note.</text:p>
      <text:p text:style-name="P37">The entire discussion of epistemic and pragmatic value is motivated by the fact that they're unified in the free energy functions that are used to determine perception, cognition, and action in an integrated way. So at the very least, conversation can be had about adaptive changes in these variables at different levels of the organization in a different, if not better way. That's very integrated with how we think about the world internally and built upon neuroscience in that area, as well as about thinking about the complex dynamics and the relational dynamics of the niche, which for information, doesn't exist until you're seeking it out and in feedback with it and attention of your previous data in anticipation of future data. All of these cognitive dynamics. So the anti heuristic doesn't need to be someone who doesn't think like a real world exists or anything like that.</text:p>
      <text:p text:style-name="P37">43:43 Even that's like too deep for this current discussion. It's just a purely pragmatic approach to thinking about and modeling these kinds of scenarios.</text:p>
      <text:p text:style-name="P37"/>
      <text:p text:style-name="P37">43:55 Bleu:</text:p>
      <text:p text:style-name="P37">Very cool. All right, what else? Okay, so here we are. We got through the preface. That was the preface.</text:p>
      <text:p text:style-name="P37">And so getting into part one of the book, there's just a small quote which I'll read. It says, reframing the strategy governance conversation. The evidence suggests that we are in the midst of an evolutionary punctuation. We are witnessing a mass extinction in the corporate world in the early decades of the 21st century. Since 2052% of the Fortune 500, companies have either been acquired, merged, or have declared bankruptcy.</text:p>
      <text:p text:style-name="P37">It is estimated that 40% of the companies in evidence today will shutter their operations in the next ten years. Merely following the trends of change is not enough. Just like organisms facing the Great <text:soft-page-break/>Oxidation events, organizations need to reinvent the way they interact with the changing world. And this is a quote from Digital. Transformation survive and thrive in an era of mass extinction 2019 by Siebel.</text:p>
      <text:p text:style-name="P37">All right, chapter one. Thinking. Beren of curiosity. Revolt and change. All right, here's our abstract.</text:p>
      <text:p text:style-name="P37">Tyler, I'm going to let you read this one.</text:p>
      <text:p text:style-name="P37"/>
      <text:p text:style-name="P37">45:01 Tyler:</text:p>
      <text:p text:style-name="P37">All right? Environmental complexity and velocity have the dominant monitors in strategy. In governance research. The underlying structure of environmental Chang Kim become increasingly distributed and continuous. The disintermediating nature of information technologies is challenging entrenched business models as well as the logics of organizing.</text:p>
      <text:p text:style-name="P37">Specialized top down strategy processes are rather and clark and less dynamically and generative intertwined in real time with bottom up stimuli and data emanating from field operations in pursuit of prediction error minimization. Matter established logic of organizing or prevalent corporate governance models are a match for wholesale digital reinvention and continuous strategic renewal.</text:p>
      <text:p text:style-name="P37"/>
      <text:p text:style-name="P37">45:40 Bleu:</text:p>
      <text:p text:style-name="P37">Nice and going on, he says, in fact, align to the Kai evolution from a supervised to deep learning logic. Corporate governance is challenged to evolve from a supervised and rule based best practices learning system to one of unsupervised unlearning, ie. Self communication.</text:p>
      <text:p text:style-name="P37">To survive, the firm must be conceived as one cross hierarchically integrated inference machine. Organizing is generative, prediction errors minimization. Strategy is redefined as topdown bottom up predictions. Processing the search for knowledge is nourished, not nourished by certainty. It is nourished by a radical absence of certainty.</text:p>
      <text:p text:style-name="P37">Thinking born of curiosity, revolt, and change. And that's a quote from Cerritelli 2021.</text:p>
      <text:p text:style-name="P37"/>
      <text:p text:style-name="P37">46:30 Tyler:</text:p>
      <text:p text:style-name="P37">All right, so one of the core premises of the abstract is saying, hey, the environmental complexity and velocity have been increasing over time and that makes it more challenging for organizations to survive. So what he says is environmental complexity and velocity have been dominant moderators and strategy and governance research. Indeed, the rate of change has not only been accelerating, but the underlying stress of change has become increasingly distributed and distinguished. Sense of urgency and heathle interrelating are critical to survival in the world that is now commonly perceived as full of surprises. And so this is something just by being on the inside of a lot of these organizations, including corporations, a lot of times it's perceived as, hey, it's a scary world out there.</text:p>
      <text:p text:style-name="P37">We just need to get our information better to kind of understand what's actually happening so we don't have any problems. But I think that the problem is that the world is changing so much faster than it had been before, where, like this kind of relentless approach of, hey, we're just going to get more in. We're going to gradually improve our prophecies to wash away the uncertainty that doesn't work as well anymore.</text:p>
      <text:p text:style-name="P37">47:36 And I think this kind of former approach of strategy is very much encapsulated by like Six Sigma design. I don't know if you guys are familiar with that.</text:p>
      <text:p text:style-name="P37"><text:soft-page-break/>That's kind of like a manufacturing idea of like, hey, we're just going to slowly and incrementally increase the precision of our techniques and our processes because any disturbance you have cascades across your whole supply chain and all of your other processes. So we just need to figure everything out and so everything will be perfect and we won't have any issues. And that may be like somewhat of an illusion that you can tell yourself if things aren't changing that quickly and maybe they'll work for some constrained amount of time. But in the Modern world, it's really hard to have that illusion. You have to have a different mental model of the world.</text:p>
      <text:p text:style-name="P37">All right, move on to the less Bleu Daniel had anything? All right, so the second piece of this is like, yes, the world is changing really quickly, and that means that there's going to be more discontinuities. And so he says our discontinuities are fundamentally a function of the cost of interacting with the outer world in form of generating and testing predictions.</text:p>
      <text:p text:style-name="P37">48:43 And so we say it's not discontinuity. It's really about this gap between perceiving the world and saying, okay, how are we going to take action?</text:p>
      <text:p text:style-name="P37">How are you going to update our generative model accordingly? And we're saying is that as the world becomes more complex, changes much faster than ever before, there are more of these discontinuities, but also the discontinuities are larger. There's just more information to integrate. And so on one level, you say, this is really terrifying, the world's changing. What do we do?</text:p>
      <text:p text:style-name="P37">But he also sounds this optimistic note saying, well, yes, the Modern world creates more discontinuities, but it also creates more tools for navigating business continuum. And so the first one, he says, is about this interpretation and decentralization. So it's a lot easier to aggregate data and process that information and have backup plans in case plan A fails, you have plans B through Z instead. The other aspect of this is AI, and so it's a lot easier to process bigger and deeper sets of data.</text:p>
      <text:p text:style-name="P37">49:45 And so he's trying to sound this optimistic note that, hey, not all is lost.</text:p>
      <text:p text:style-name="P37">There is a way to update through this uncertainty.</text:p>
      <text:p text:style-name="P37"/>
      <text:p text:style-name="P37">49:54 Bleu:</text:p>
      <text:p text:style-name="P37">I just have to say I love this meme as someone who's tried to organize and restructure my life probably, I don't know, 500,000 times at this point. It's like, do I just do the work or do I spend time agonizing about how to document and structure and time plan my day into five minute blocks? I invest so much time in some method, right? And then I'm just like, okay, well, I methodized it, and then I never used the method. I just go back to doing the work.</text:p>
      <text:p text:style-name="P37">So it's like the weird, like all this time analyzing or dumping it into moderating my efficiency is like wasting my efficiency.</text:p>
      <text:p text:style-name="P37"/>
      <text:p text:style-name="P37">50:33 Daniel:</text:p>
      <text:p text:style-name="P37">To connect that to the earlier discussion about the two senses of meta, this time cost associated with strategy and with consequences. In the real world, that time cost can be understood as a cognitive cost and something internal that's happening. Metacognitive. How should I decide how to decide how to perceive this.</text:p>
      <text:p text:style-name="P37">Some of those are variables and knobs you can understand and change. Other ones are really subliminal. And then also that time cost strategy nexus of course exists for organizations and teams and all of these nested and complex interactions. So we want to use active inference as and generative <text:soft-page-break/>principle because it helps us connect what's happening on either side of the Markov blanket, which might be like a data set pass between two areas of a community or of an communication. Understanding how the emission model and the reception model work together.</text:p>
      <text:p text:style-name="P37"/>
      <text:p text:style-name="P37">51:32 Tyler:</text:p>
      <text:p text:style-name="P37">Yeah. To DAG that a little more is that like I've been a product analyst at a couple of different startups, and you actually see this in a real way where sometimes you can get an okay answer by just taking a super simple average of a couple of different categories. Or you could try to do something really clever and create like and ML model or something over to predict something. And a lot of times the predictive power you gain doesn't match the time cost of that. And by the time you created this really sophisticated like publishable model, the world has fundamentally changed so much that your model doesn't matter anymore.</text:p>
      <text:p text:style-name="P37">And so you're very time bounded in how you can even use the information you gather and the results you glean. So for example even if you have like a checkout flow and you say oh yeah, like with this button the checkout flow is 10% more effective than with this button it will very likely be the Chang Kim six months. The context of that check out flow chaos changed so much that it's actually just kind of meaningless information and so like the time boundedness of the information you collect and the perceptions you can form of that matter a lot.</text:p>
      <text:p text:style-name="P37">52:49 All right, so the inference machine so to survive the firm must become one cross hierarchical integrated inference machine that continuously builds predictions which are gain to be bottom of challenge. And so I think this very much aligns with what we talked about before like agile methodology just kind of lean start the method of rebuild, see if it worked you kind of like integrate those perceptions and learn from it. Use that to ideate and something that is a creative act into the world not necessarily something that is fully informed by data and then you build and act on it. And he uses this quote a few times both in the premise I think he actually opens the book with this he says this is a Carlovel quote the search for knowledge is not nourished by certainty is nourished by radical absence of certainty thinking born of curiosity, revolt and change. So this is actually very important because I've actually encountered this attention very often in a lot of organizations where like a lot of organizations want to be data driven and they don't actually another way to say, this is this is the best product advice that was ever given.</text:p>
      <text:p text:style-name="P37">54:02 It was from CEO of my last company, he Sajid. There's two types of product work. There's art and there's science. And the science work is like, hey, we know this works. We know we can speed up this checkout flow and it might get incrementally better.</text:p>
      <text:p text:style-name="P37">We kind of can just keep going on. It's like the exploit path. But then there's art, which is really just not informed by the data. And a lot of times organizations have trouble with this because it is truly a creative act and they're not comfortable taking that leap of faith. And that's really what you have to do to do anything meaningful.</text:p>
      <text:p text:style-name="P37">And a lot of people are much more comfortable in the exploit path, which is a lot easier to sell to your bosses. It's a lot more comfortable. And you have to really very consciously create a culture within your firm that the explore path is even okay and something that can be rewarded.</text:p>
      <text:p text:style-name="P37">All right, anything that you guys want to add here before we go? Next slide.</text:p>
      <text:p text:style-name="P37">All right, so something I found that was interesting with reading this preface and the first chapter is, <text:soft-page-break/>like, a lot of the themes are kind of emerging in a less technical framework and also kind of like pseudospiritual ideas about business management.</text:p>
      <text:p text:style-name="P37">55:19 And so this is like a quote that was from the paper or from the book. It says that firms are called to open up all four channels of listening, listen to what you know, what surprises you from the whole and what you sense wants to emerge the emerging home.</text:p>
      <text:p text:style-name="P37"/>
      <text:p text:style-name="P37">55:34 Bleu:</text:p>
      <text:p text:style-name="P37">Right?</text:p>
      <text:p text:style-name="P37"/>
      <text:p text:style-name="P37">55:34 Tyler:</text:p>
      <text:p text:style-name="P37">And so if we kind of think about integrating information across different levels of the hierarchy like John was talking about, you can think about that from a more, like, rigorous academic perspective.</text:p>
      <text:p text:style-name="P37">But there's like a lot of other books, especially that come over the last five years that are conceiving the organization allostat like a pseudospiritual lens where it's conceiving the organization not as the extension of the CEO's ego, but really as this entity that needs to be nurtured and cultivated and understood on its own terms. One of the most famous books about this is called Reinventing Organizations. And Reinventing Organizations introduced the idea of kill organizations. These are like nonhierarchical heterogeneous organizations. So in that book, he says, instead of trying to predict and control the future, members of the organization are invited to listen in and understand what the organization wants to become, what purpose it wants to serve, which, like, on first reading, that can feel very, like, pseudospiritual and kind of like hand wavy.</text:p>
      <text:p text:style-name="P37">56:37 There's actually a very real thing that can actually be modeled in a more rigorous way with active coherence. I think that's really exciting. Another way that this has been talked about has been in bronze. J. Robertson's book Callocracy Holocracy is another similar to organizations, is a nonhierarchical form of governance.</text:p>
      <text:p text:style-name="P37">So he says each tension human being sent the signpost telling us how the organization could evolve to better express its purpose.</text:p>
      <text:p text:style-name="P37">All right, anything you guys want to and in. Conor.</text:p>
      <text:p text:style-name="P37"/>
      <text:p text:style-name="P37">57:15 Bleu:</text:p>
      <text:p text:style-name="P37">So I don't know, anything else that you guys want to add. Just thanks for being here and going over this stuff with me. And is there anything else you're looking forward to or what's next?</text:p>
      <text:p text:style-name="P37"/>
      <text:p text:style-name="P37">57:29 Tyler:</text:p>
      <text:p text:style-name="P37">I'm really excited.</text:p>
      <text:p text:style-name="P37"/>
      <text:p text:style-name="P37">57:32 Daniel:</text:p>
      <text:p text:style-name="P37">Just logistically, how is the series going to continue?</text:p>
      <text:p text:style-name="P37"/>
      <text:p text:style-name="P37">57:36 Bleu:</text:p>
      <text:p text:style-name="P37">Sure. So we'll finish one chapter a week is the goal, maybe like we're trying to still work out the logistics of the holiday, but I think it looks consistent. So one chapter of the book per week, something <text:soft-page-break/>about that, something like along those lines, and then a discussion after each section of the book.</text:p>
      <text:p text:style-name="P37">So there's part one, part two, part three, and we will get in touch with the author and see maybe if he is willing to come and discuss some of these ideas with us and hopefully we'll have other people that want to participate in the discussions of the work.</text:p>
      <text:p text:style-name="P37"/>
      <text:p text:style-name="P37">58:13 Daniel:</text:p>
      <text:p text:style-name="P37">Tyler and then I'll give a thought.</text:p>
      <text:p text:style-name="P37"/>
      <text:p text:style-name="P37">58:15 Tyler:</text:p>
      <text:p text:style-name="P37">Yeah. I think the thing I'm looking forward to is so far we've been excited about is that putting a concrete framework behind ideas that have so far been expressed in very abstract kind of hand, lazy terms across different kind of startup folklore and kind of business type business books. And so I'm curious as the next step about Hohwy, it can become a little more like tangible and practical for someone who is in the perspective of being in an organization, how do you actually design an organization to embody free energy governance? And so I'm really excited to see how that can become a little more concrete and clear.</text:p>
      <text:p text:style-name="P37">Cool.</text:p>
      <text:p text:style-name="P37"/>
      <text:p text:style-name="P37">58:56 Daniel:</text:p>
      <text:p text:style-name="P37">The part I'm looking forward to is continuing to explore that Explore exploit dialectic. Both of those in the extreme lead to failure in some way or at least increase risk. And so this frames are strategizing as being like in some sort of landscape with explore and exploit, which of course is really complex with these nested organizations. And then you brought in the art and science, or science and engineering or just art and communication or whatever other dialectic.</text:p>
      <text:p text:style-name="P37">And then even within an artist's day there's realities like accounting and the mixing of the paint and even the prompt engineering for someone who's using those kinds of artistic forms. So it lets there be sort of a light and adaptive quote explore explore scenario happening within the concept of something that's a lot more meaningful, which is the integration of like art, science, personal meaning, collective meaning and so on, without denying that those kinds of Explore/<text:span text:style-name="T12">E</text:span>xploit, attention and strategic dynamics, must happen also.</text:p>
      <text:p text:style-name="P37"/>
      <text:p text:style-name="P37">1:00:16 Bleu:</text:p>
      <text:p text:style-name="P37">Cool. Well, thanks for participating, <text:span text:style-name="T12">G</text:span>uys, and we'll see you next time.</text:p>
      <text:p text:style-name="P37"/>
      <text:p text:style-name="P37">1:00:23 Tyler:</text:p>
      <text:p text:style-name="P38">Bye, All!</text:p>
      <text:p text:style-name="P38"/>
      <text:h text:style-name="P4" text:outline-level="1"><text:span text:style-name="T11">AcII </text:span><text:span text:style-name="T17">BookStream</text:span><text:span text:style-name="T11"> </text:span><text:span text:style-name="T4">Session </text:span><text:span text:style-name="T6">0</text:span><text:span text:style-name="T8">0</text:span><text:span text:style-name="T9">1</text:span><text:span text:style-name="T6">.</text:span><text:span text:style-name="T9">0</text:span><text:span text:style-name="T10">2</text:span>, <text:span text:style-name="T11">Dec</text:span><text:span text:style-name="T8">ember </text:span><text:span text:style-name="T10">13</text:span><text:span text:style-name="T4">, 2022</text:span></text:h>
      <text:p text:style-name="P28"/>
      <text:p text:style-name="P24"/>
      <text:p text:style-name="P29"><text:span text:style-name="T19">Second </text:span><text:span text:style-name="T18">participatory reading and discussion of Bijan Khezri's 2022 book “Governing Continuous Transformation: </text:span><text:span text:style-name="T16">Re-framing the Strategy-Governance Conversation.”</text:span></text:p>
      <text:p text:style-name="P30"/>
      <text:p text:style-name="P30"><text:a xlink:type="simple" xlink:href="https://www.youtube.com/watch?v=d8c0iFU8vms" text:style-name="Internet_20_link" text:visited-style-name="Visited_20_Internet_20_Link">https://www.youtube.com/watch?v=d8c0iFU8vms</text:a></text:p>
      <text:p text:style-name="P30"/>
      <text:p text:style-name="P13"/>
      <text:h text:style-name="P9" text:outline-level="2"><text:span text:style-name="T5">SESSION SPEAKER</text:span>S</text:h>
      <text:p text:style-name="P10">Tyler Sullberg, Daniel Friedman, Bleu Knight</text:p>
      <text:p text:style-name="P10"/>
      <text:p text:style-name="P15"/>
      <text:h text:style-name="P9" text:outline-level="2">CONTENTS</text:h>
      <table:table table:name="Table2" table:style-name="Table2">
        <table:table-column table:style-name="Table2.A"/>
        <table:table-column table:style-name="Table2.B"/>
        <table:table-row table:style-name="Table2.1">
          <table:table-cell table:style-name="Table2.A1" office:value-type="string">
            <text:p text:style-name="P18">00:07</text:p>
          </table:table-cell>
          <table:table-cell table:style-name="Table2.A1" office:value-type="string">
            <text:p text:style-name="P19">Active Bookstream</text:p>
          </table:table-cell>
        </table:table-row>
        <table:table-row table:style-name="Table2.1">
          <table:table-cell table:style-name="Table2.A1" office:value-type="string">
            <text:p text:style-name="P18">01:09</text:p>
          </table:table-cell>
          <table:table-cell table:style-name="Table2.A1" office:value-type="string">
            <text:p text:style-name="P19">Governing Continuous Transformation</text:p>
          </table:table-cell>
        </table:table-row>
        <table:table-row table:style-name="Table2.1">
          <table:table-cell table:style-name="Table2.A1" office:value-type="string">
            <text:p text:style-name="P18">03:07</text:p>
          </table:table-cell>
          <table:table-cell table:style-name="Table2.A1" office:value-type="string">
            <text:p text:style-name="P19">Bookmark: Sensing Sense Making and Strategic Renewal</text:p>
          </table:table-cell>
        </table:table-row>
        <table:table-row table:style-name="Table2.1">
          <table:table-cell table:style-name="Table2.A1" office:value-type="string">
            <text:p text:style-name="P18">03:56</text:p>
          </table:table-cell>
          <table:table-cell table:style-name="Table2.A1" office:value-type="string">
            <text:p text:style-name="P19">Strategic Renewal: Sensing and Sense Making</text:p>
          </table:table-cell>
        </table:table-row>
        <table:table-row table:style-name="Table2.1">
          <table:table-cell table:style-name="Table2.A1" office:value-type="string">
            <text:p text:style-name="P18">05:47</text:p>
          </table:table-cell>
          <table:table-cell table:style-name="Table2.A1" office:value-type="string">
            <text:p text:style-name="P19">The Information Theory of Individuality</text:p>
          </table:table-cell>
        </table:table-row>
        <table:table-row table:style-name="Table2.1">
          <table:table-cell table:style-name="Table2.A1" office:value-type="string">
            <text:p text:style-name="P18">09:48</text:p>
          </table:table-cell>
          <table:table-cell table:style-name="Table2.A1" office:value-type="string">
            <text:p text:style-name="P19">Strategic Cognition, Sensory and Sense Making</text:p>
          </table:table-cell>
        </table:table-row>
        <table:table-row table:style-name="Table2.1">
          <table:table-cell table:style-name="Table2.A1" office:value-type="string">
            <text:p text:style-name="P18">10:23</text:p>
          </table:table-cell>
          <table:table-cell table:style-name="Table2.A1" office:value-type="string">
            <text:p text:style-name="P19">Strategic Cognition and the Board</text:p>
          </table:table-cell>
        </table:table-row>
        <table:table-row table:style-name="Table2.1">
          <table:table-cell table:style-name="Table2.A1" office:value-type="string">
            <text:p text:style-name="P18">14:24</text:p>
          </table:table-cell>
          <table:table-cell table:style-name="Table2.A1" office:value-type="string">
            <text:p text:style-name="P19">Sensing and Sense Making</text:p>
          </table:table-cell>
        </table:table-row>
        <table:table-row table:style-name="Table2.1">
          <table:table-cell table:style-name="Table2.A1" office:value-type="string">
            <text:p text:style-name="P18">16:00</text:p>
          </table:table-cell>
          <table:table-cell table:style-name="Table2.A1" office:value-type="string">
            <text:p text:style-name="P19">Sense Making and the Problem of Unraveling</text:p>
          </table:table-cell>
        </table:table-row>
        <table:table-row table:style-name="Table2.1">
          <table:table-cell table:style-name="Table2.A1" office:value-type="string">
            <text:p text:style-name="P18">21:00</text:p>
          </table:table-cell>
          <table:table-cell table:style-name="Table2.A1" office:value-type="string">
            <text:p text:style-name="P19">Changing the World Through Action</text:p>
          </table:table-cell>
        </table:table-row>
        <table:table-row table:style-name="Table2.1">
          <table:table-cell table:style-name="Table2.A1" office:value-type="string">
            <text:p text:style-name="P18">22:28</text:p>
          </table:table-cell>
          <table:table-cell table:style-name="Table2.A1" office:value-type="string">
            <text:p text:style-name="P19">Inference grounded in Dissonance Theory</text:p>
          </table:table-cell>
        </table:table-row>
        <table:table-row table:style-name="Table2.1">
          <table:table-cell table:style-name="Table2.A1" office:value-type="string">
            <text:p text:style-name="P18">26:25</text:p>
          </table:table-cell>
          <table:table-cell table:style-name="Table2.A1" office:value-type="string">
            <text:p text:style-name="P19">Non-Uniformity in the Organization</text:p>
          </table:table-cell>
        </table:table-row>
        <table:table-row table:style-name="Table2.1">
          <table:table-cell table:style-name="Table2.A1" office:value-type="string">
            <text:p text:style-name="P18">31:40</text:p>
          </table:table-cell>
          <table:table-cell table:style-name="Table2.A1" office:value-type="string">
            <text:p text:style-name="P19">Intelligent Purpose and Free Energy Governance</text:p>
          </table:table-cell>
        </table:table-row>
        <table:table-row table:style-name="Table2.1">
          <table:table-cell table:style-name="Table2.A1" office:value-type="string">
            <text:p text:style-name="P18">35:44</text:p>
          </table:table-cell>
          <table:table-cell table:style-name="Table2.A1" office:value-type="string">
            <text:p text:style-name="P19">The Fox and the Hedgehog</text:p>
          </table:table-cell>
        </table:table-row>
        <table:table-row table:style-name="Table2.1">
          <table:table-cell table:style-name="Table2.A1" office:value-type="string">
            <text:p text:style-name="P18">39:21</text:p>
          </table:table-cell>
          <table:table-cell table:style-name="Table2.A1" office:value-type="string">
            <text:p text:style-name="P19">On Heuristics and the Business</text:p>
          </table:table-cell>
        </table:table-row>
        <table:table-row table:style-name="Table2.1">
          <table:table-cell table:style-name="Table2.A1" office:value-type="string">
            <text:p text:style-name="P18">44:47</text:p>
          </table:table-cell>
          <table:table-cell table:style-name="Table2.A1" office:value-type="string">
            <text:p text:style-name="P19">Vulnerability and the Volatility of the World</text:p>
          </table:table-cell>
        </table:table-row>
        <table:table-row table:style-name="Table2.1">
          <table:table-cell table:style-name="Table2.A1" office:value-type="string">
            <text:p text:style-name="P18">46:13</text:p>
          </table:table-cell>
          <table:table-cell table:style-name="Table2.A1" office:value-type="string">
            <text:p text:style-name="P19">Heuristics and the Uncertain World</text:p>
          </table:table-cell>
        </table:table-row>
        <table:table-row table:style-name="Table2.1">
          <table:table-cell table:style-name="Table2.A1" office:value-type="string">
            <text:p text:style-name="P18">48:22</text:p>
          </table:table-cell>
          <table:table-cell table:style-name="Table2.A1" office:value-type="string">
            <text:p text:style-name="P19">Cognitive Maps, Science and Strategic Renewal</text:p>
          </table:table-cell>
        </table:table-row>
        <table:table-row table:style-name="Table2.1">
          <table:table-cell table:style-name="Table2.A1" office:value-type="string">
            <text:p text:style-name="P18">51:37</text:p>
          </table:table-cell>
          <table:table-cell table:style-name="Table2.A1" office:value-type="string">
            <text:p text:style-name="P19">Active Reasoning, Abduction</text:p>
          </table:table-cell>
        </table:table-row>
        <table:table-row table:style-name="Table2.1">
          <table:table-cell table:style-name="Table2.A1" office:value-type="string">
            <text:p text:style-name="P18">53:30</text:p>
          </table:table-cell>
          <table:table-cell table:style-name="Table2.A1" office:value-type="string">
            <text:p text:style-name="P19">Active Coherence and Abduction</text:p>
          </table:table-cell>
        </table:table-row>
        <table:table-row table:style-name="Table2.1">
          <table:table-cell table:style-name="Table2.A1" office:value-type="string">
            <text:p text:style-name="P18">55:53</text:p>
          </table:table-cell>
          <table:table-cell table:style-name="Table2.A1" office:value-type="string">
            <text:p text:style-name="P19">Six different models of collective sense making</text:p>
          </table:table-cell>
        </table:table-row>
        <table:table-row table:style-name="Table2.1">
          <table:table-cell table:style-name="Table2.A1" office:value-type="string">
            <text:p text:style-name="P18">59:51</text:p>
          </table:table-cell>
          <table:table-cell table:style-name="Table2.A1" office:value-type="string">
            <text:p text:style-name="P19">Dynamic Capabilities</text:p>
          </table:table-cell>
        </table:table-row>
        <table:table-row table:style-name="Table2.1">
          <table:table-cell table:style-name="Table2.A1" office:value-type="string">
            <text:p text:style-name="P18">1:01:26</text:p>
          </table:table-cell>
          <table:table-cell table:style-name="Table2.A1" office:value-type="string">
            <text:p text:style-name="P19">What are Organizational Value-based OKRs?</text:p>
          </table:table-cell>
        </table:table-row>
        <table:table-row table:style-name="Table2.1">
          <table:table-cell table:style-name="Table2.A1" office:value-type="string">
            <text:p text:style-name="P18">1:05:20</text:p>
          </table:table-cell>
          <table:table-cell table:style-name="Table2.A1" office:value-type="string">
            <text:p text:style-name="P19">Open Strategy: The challenge of its opponents</text:p>
          </table:table-cell>
        </table:table-row>
        <table:table-row table:style-name="Table2.1">
          <table:table-cell table:style-name="Table2.A1" office:value-type="string">
            <text:p text:style-name="P18">1:10:16</text:p>
          </table:table-cell>
          <table:table-cell table:style-name="Table2.A1" office:value-type="string">
            <text:p text:style-name="P19">Strategic Renewal: The Process of Change</text:p>
          </table:table-cell>
        </table:table-row>
        <table:table-row table:style-name="Table2.1">
          <table:table-cell table:style-name="Table2.A1" office:value-type="string">
            <text:p text:style-name="P18">1:13:56</text:p>
          </table:table-cell>
          <table:table-cell table:style-name="Table2.A1" office:value-type="string">
            <text:p text:style-name="P19">Financial and Strategic Control in the Firm</text:p>
          </table:table-cell>
        </table:table-row>
        <table:table-row table:style-name="Table2.1">
          <table:table-cell table:style-name="Table2.A1" office:value-type="string">
            <text:p text:style-name="P18">1:16:35</text:p>
          </table:table-cell>
          <table:table-cell table:style-name="Table2.A1" office:value-type="string">
            <text:p text:style-name="P19">Re-reframing the Strategy Governance conversation</text:p>
          </table:table-cell>
        </table:table-row>
      </table:table>
      <text:p text:style-name="P23"/>
      <text:p text:style-name="P11"/>
      <text:p text:style-name="P31"/>
      <text:h text:style-name="P8" text:outline-level="2"><text:soft-page-break/>TRANSCRIPT</text:h>
      <text:p text:style-name="P33">00:07 Daniel:</text:p>
      <text:p text:style-name="P33">Hello everyone. It's December 13, 2022. We're in active bookstream. Number 1.2 on the book governing continuous transformation. Off to Bleu.</text:p>
      <text:p text:style-name="P33"/>
      <text:p text:style-name="P33">00:20 Bleu:</text:p>
      <text:p text:style-name="P33">Hi everyone. We are the Active Coherence Institute, participatory online learning institute that is learning, practicing and thinking about applied active inference. You can reach us here at all of our media links. This is a recorded and an archived live stream, so please provide us with feedback so we can improve upon our work. All backgrounds and perspectives are welcome here and we will be following good video etiquette for live streams.</text:p>
      <text:p text:style-name="P33">Hopefully get in touch if you want to participate either in this book stream or the zero contextualization streams or in another Livestream or maybe in the discussion stream. You can reach us always@active.org or by email. Okay, so here we are, bookstream 1.2. The action will go through the Bookmap and the roadmap, the keywords and the claims, and we'll be continuing the discussion of Governing Continuous Transformation.</text:p>
      <text:p text:style-name="P33">01:23 So I don't know if we want to just maybe mention a couple of things, one or two things that we're excited to discuss more today or learn more about from this section of the book.</text:p>
      <text:p text:style-name="P33">Tyler, is there anything that stood out for you specifically or if maybe you want to give an introduction and then maybe say one or two words about the book, the chapter?</text:p>
      <text:p text:style-name="P33"/>
      <text:p text:style-name="P33">01:42 Tyler:</text:p>
      <text:p text:style-name="P33">Yeah, sure. So I'm Tyler. I work more on the applied side of thinking about governance, organizational design. Both work in the Dow tooling space and also protocol design also works in a lot of like corporate settings or as a strategy consultant.</text:p>
      <text:p text:style-name="P33">I think for today what I'm excited about is that I went to business school, something that I hear a lot about some of these organizational design framework that Bijan references in the book. But it's really interesting to compare that directly to free energy governance and compare contrast to see where the gaps are. So I'm excited about exploring that more today. What about you, Bleu?</text:p>
      <text:p text:style-name="P33"/>
      <text:p text:style-name="P33">02:19 Bleu:</text:p>
      <text:p text:style-name="P33">I am really excited to kind of link and so I'll do this right up in the very beginning, but to link what we have talked about in Active Coherence Lab Institute over the last couple of years about biological organization and hierarchical information flow in biological systems.</text:p>
      <text:p text:style-name="P33">I'm excited to connect that to how that works in an organization. As I was reading the book, that was something that stood out to me as something that's maybe necessary for a more elaborate discussion of the text. Cool. Daniel, anything?</text:p>
      <text:p text:style-name="P33"/>
      <text:p text:style-name="P33">02:56 Daniel:</text:p>
      <text:p text:style-name="P33">All the comments at the Road Map, but I'm Daniel, I'm a researcher in California and just looking forward to this discussion.</text:p>
      <text:p text:style-name="P33"/>
      <text:p text:style-name="P33"><text:soft-page-break/>03:05 Bleu:</text:p>
      <text:p text:style-name="P33">Cool, thanks. Okay, so here we are at the book map. We are in Chapter two, sensing Sense Making and Strategic Renewal. And the roadmap for today is just two sections. These were structured actually by the author strategic cognitive scientist and sense making.</text:p>
      <text:p text:style-name="P33">And the second section is strategic renewal. Did you want to make a comment here. Daniel at the roadmap.</text:p>
      <text:p text:style-name="P33"/>
      <text:p text:style-name="P33">03:35 Daniel:</text:p>
      <text:p text:style-name="P33">Not yet. Thank you.</text:p>
      <text:p text:style-name="P33"/>
      <text:p text:style-name="P33">03:38 Bleu:</text:p>
      <text:p text:style-name="P33">Okay, so lots of keywords in today's discussion. So we'll just jump right in and hopefully we put them in an order that aligns with the order in the book and included some commentary and claims from the text as well. All right.</text:p>
      <text:p text:style-name="P33">So, Tyler, do you want to read this first part of the abstract?</text:p>
      <text:p text:style-name="P33"/>
      <text:p text:style-name="P33">04:00 Tyler:</text:p>
      <text:p text:style-name="P33">Sure. Sense making form one utary act together consider non operational cognitive medicaidability or dynamic capability. There's no sensing without sense making and vice versa. And there is no organizational sense making in the absence of a clearly defined, deep existential corporate purpose.</text:p>
      <text:p text:style-name="P33">Generally, the processes of top down, bottom up, hypothesis testing, prediction error minimization rather than top down heuristic simplification are grabbing the path, navigating a discontinuous world. There's neurosciences predictive coding that allows us to take management researches, strategic cognition, and more specifically connected to structure and cognitive niche. Step further to provide a more complete and practice relevant framework for applying sensing and sense making in the concept of strategic renewal. I want to take the next part.</text:p>
      <text:p text:style-name="P33"/>
      <text:p text:style-name="P33">04:49 Bleu:</text:p>
      <text:p text:style-name="P33">Sure.</text:p>
      <text:p text:style-name="P33">Thanks. Daniel, do you want to read this Parr? No. Okay, I'll do it. Effectively, sensing and sense making are empowered by the circular causality of top down knowledge structures, prediction, action, prediction, hypotheses and guesses, and bottom up stimuli data stemming from resource markets by default.</text:p>
      <text:p text:style-name="P33">Uncertainty and complexity are subjective concepts that are consistently deployed in management research as objectively determined environment. Sensing and sensemaking are nonsensical in the absence of having set the firm's purpose and context in the first place. Once we define sensing, sense making, and strategic renewal in form of action, centric circular causality linking purpose, prediction models, predictions, and prediction error minimization, the new logic of strategic renewal emerges. Dynamically connecting structure, hierarchy, cognition, and capabilities.</text:p>
      <text:p text:style-name="P33">I just really wanted to bring this in here.</text:p>
      <text:p text:style-name="P33">05:50 We're talking here about top down and bottom up. And I know that there's management styles and structures that are associated with top down and bottom up like management styles, but I really <text:soft-page-break/>wanted to bring up this paper, the Information Theory of Individuality by David Krakauer and colleagues at the Santa Fe Institute. And I bring this up because really they try to define what is an individual, even in a biological system, an individual, we have more or just as many cells inside of our body that are not human as we do cells that are human, right? But if you were to take all of those non human cells out of my body, I would not be the same person.</text:p>
      <text:p text:style-name="P33">I would not function optimally at all. So I'm more maybe than just what is my DNA, I'm a colony. Not necessarily. Like, I'm one organism. I'm many organisms to function appropriately.</text:p>
      <text:p text:style-name="P33">And so really, these guys tried to define how you contain an individual, like, what is worthy of this Markov blanket.</text:p>
      <text:p text:style-name="P33">06:52 Like, we talk about the Markov blanket as the boundary between internal and external. But where do you put that? Am I drawing it around my human cells? Between my human cells and my non human cells?</text:p>
      <text:p text:style-name="P33">That doesn't really make sense, right? So they talk in this paper a lot about and they do it in a hierarchical way, which is why the biological levels of organization are here, because you can define an individual at the level of a cell or a tissue or an organism, population, community, and so forth. And this even applies to organizations like a company. So here what is critical to be defined as an individual is this bi directional information flow. I think that this paper is very elegant and great.</text:p>
      <text:p text:style-name="P33">So you have to have information flowing top down, and you also have to have information flowing bottom up to be worthy of a Markov blanket and considered an individual in this paper. And so I really just kind of wanted to bring that in because they talk about Bijan, talks a lot about how you need this bottom up and top down, and they have to work together.</text:p>
      <text:p text:style-name="P33">07:54 And he talks about that a lot in the book for a firm to persist. And so really it's necessary for anything to persist, you have to have that bi directional information flow to earn your Markov blanket, so to speak. I just wanted to kind of bring that up here before we jump into the additional context.</text:p>
      <text:p text:style-name="P33">Talking about top down and bottom up in the book. Did you guys have any comments here?</text:p>
      <text:p text:style-name="P33"/>
      <text:p text:style-name="P33">08:18 Daniel:</text:p>
      <text:p text:style-name="P33">Daniel yes, but I was going to suggest that The Roadmap was a quote from the abstract subjective concepts pragmatically applied, which I think deals with a lot of informational concepts. And then like you brought up, if you define self spatially or genetically, you're going to get some boundaries which may be relevant in certain situations, but also might give a misleading or Attial view of the total system. And then the challenge is when we move to this informational or statistical theory of nested Selves, then organizations and their niches can have many different looking causes and components.</text:p>
      <text:p text:style-name="P33">So it's very challenging and it's not the chart, it's not the computer access chart. It's something that's somehow different. And I think that will be relevant to pull out what is being described and what should people's consideration be? What do we actually gain by saying that systems are nested, which isn't a novel insight?</text:p>
      <text:p text:style-name="P33"/>
      <text:p text:style-name="P33">09:26 Bleu:</text:p>
      <text:p text:style-name="P33">Yeah, that's great. And then also in talking about that bi directional information flow, there's a certain amount of salience that has to be there. Also, like information can be flowing both directions, but if the information is irrelevant, then that's going to not be the cause for perseverance. Right? Okay, cool.</text:p>
      <text:p text:style-name="P33"><text:soft-page-break/>Okay, so here we are. Strategic cognition, sensing and sense making and just and early quote from this chapter. Do you want to read this? Tyler? Is that okay?</text:p>
      <text:p text:style-name="P33"/>
      <text:p text:style-name="P33">10:00 Tyler:</text:p>
      <text:p text:style-name="P33">All right. Strategy initiation and formulation defined as a complex activity consisting of scanning. Sense making and strategic decision making are at the heart of the firm's collective interpretive power, emphasizing its core capabilities, timely and accuracy reading of expected environmental change, and the corresponding need for resource reconfiguration in pursuit of the adaptation. Cool.</text:p>
      <text:p text:style-name="P33"/>
      <text:p text:style-name="P33">10:23 Bleu:</text:p>
      <text:p text:style-name="P33">Thank you.</text:p>
      <text:p text:style-name="P33">Okay, so strategic cognition, they use the definition presented in this paper, the Cognitive Perspective in Strategy and Integrated Review, and they referenced this paper quite a bit. So I just pulled out this diagram of strategic cognition and pulled up the definition that was used in this paper. So they say strategic cognition is discussed in terms of its constituents, structure and process. By structure we refer to the relatively stable characteristics and repeated patterns of behavior and by process to the cognitive activities taking place in organizations.</text:p>
      <text:p text:style-name="P33"/>
      <text:p text:style-name="P33">11:03 Daniel:</text:p>
      <text:p text:style-name="P33">Just to note on that, the focus in this book is on kind of a certain type of corporation with a board of directors, for example, which is an important category.</text:p>
      <text:p text:style-name="P33">This I'm also just imagining someone who is navigating spatially as part of working in a taxi service. Also, strategic cognition is coming into play, though the wording might be framed a little differently, but it's similar questions about sense making and just different implementations of different kinds of organizations.</text:p>
      <text:p text:style-name="P33"/>
      <text:p text:style-name="P33">11:43 Bleu:</text:p>
      <text:p text:style-name="P33">And I wonder how strategy in terms of this kind of strategic cognition is related to the systems engineering approach. Is it align with that or maybe not? That's something to be interesting to know more about.</text:p>
      <text:p text:style-name="P33">Do you have any comments here, Tyler?</text:p>
      <text:p text:style-name="P33"/>
      <text:p text:style-name="P33">12:01 Tyler:</text:p>
      <text:p text:style-name="P33">Yeah, that's actually something that to build on Daniel's point, like how specific what Bijan is talking about is to board specifically versus other organizational structures. And just like a comment on that, my initial feelings on so far where we are in the book is that it's really not. And I'm not seeing why we need to reduce the scope of just, like, organizations that have boards, especially since most companies I've been in, a lot of the important decision making is really happening at the level of really more of the executives and the C suite. And Bijan might argue like, hey, that's actually a problem, it should be more coming from an active board.</text:p>
      <text:p text:style-name="P33">But it's kind of interesting to see where the limits of what Pajama is talking about and how specific is it to a specific kind of organizational structure.</text:p>
      <text:p text:style-name="P33"><text:soft-page-break/></text:p>
      <text:p text:style-name="P33">12:46 Daniel:</text:p>
      <text:p text:style-name="P33">Or another angle is in the body. The decisions are being made in a distributed, nested way. And so that kind of organization, I think we'll read on to find, will have resonance with this. However, who should the strategic communication and cutting edge research on the strategy, governance, upstream decision making.</text:p>
      <text:p text:style-name="P33">There's a very certain audience I think it makes sense to communicate that to. And also this is the threads being linked for a first time in a dissertation style book. And I could imagine different kinds of presentations and implementations being presented differently, not necessarily like an academic published dissertation.</text:p>
      <text:p text:style-name="P33"/>
      <text:p text:style-name="P33">13:34 Bleu:</text:p>
      <text:p text:style-name="P33">And that leads me to wonder, perhaps strategic cognition can take place at many levels in a hierarchical system. Like maybe an individual, like a project or a team is doing strategic cognition on the execution of their goals and tasks.</text:p>
      <text:p text:style-name="P33">And that happens at the level of the individual and the team and the project and the department and then the firm and then the board. So perhaps it occurs in several places.</text:p>
      <text:p text:style-name="P33"/>
      <text:p text:style-name="P33">14:03 Tyler:</text:p>
      <text:p text:style-name="P33">When I've been reading board one of the Johnson's board, I read that as like Council, and that's my interpretation of that. And that can happen at many levels as well.</text:p>
      <text:p text:style-name="P33"/>
      <text:p text:style-name="P33">14:13 Bleu:</text:p>
      <text:p text:style-name="P33">Funny.</text:p>
      <text:p text:style-name="P33">Like when you say counsel, I think attorney. Why do we have lawyers involved?</text:p>
      <text:p text:style-name="P33"/>
      <text:p text:style-name="P33">14:17 Tyler:</text:p>
      <text:p text:style-name="P33">I mean, Council has been like high counsel, supreme counsel.</text:p>
      <text:p text:style-name="P33"/>
      <text:p text:style-name="P33">14:24 Bleu:</text:p>
      <text:p text:style-name="P33">All right, awesome. Okay, so sensing I pulled this out to Tyler's protests. I wanted to just maybe talk a little bit about sensing and sense making and talk a little bit about them separately. But they are sensing and sensing and sensing and sense making form one unitary act and together can be considered a non operational cognitive, metacapability or dynamics capability. And this reminds me of the time that I asked Karl about like when I'm sensing, what am I sensing?</text:p>
      <text:p text:style-name="P33">Like if I am I sensing like when I look at a red balloon, am I sensing red balloon or am I sensing like 700 nanometer wavelength of light and round oval shape? Like what is actually being perceived via the senses?</text:p>
      <text:p text:style-name="P33">And Karl answered me, he said, red balloon, go away from the red light and go more toward the red balloon.</text:p>
      <text:p text:style-name="P33">15:24 That answer really says, okay, there actually is not sensing without sense making. Like they are inextricably linked because if I'm actually sensing red balloon, then I'm going beyond what my eyes see <text:soft-page-break/>or like what my nose smells or whatever. Okay. And effectively sensing and sense making is a form of organizational learning, action centric hypothesis testing that connects the individual level with that of the firm.</text:p>
      <text:p text:style-name="P33">Do you guys have any comments here? We can move on to sense making or stay in sense making maybe. All right, Tyler, this is yours.</text:p>
      <text:p text:style-name="P33"/>
      <text:p text:style-name="P33">16:03 Tyler:</text:p>
      <text:p text:style-name="P33">All right. Sense making.</text:p>
      <text:p text:style-name="P33">So purpose goal directed in this so the world's models underlying prediction model is fundamental to sensing and sense making. So dissonance is a function of a preset goal generating predictions and submitting those predictions to continuum error. Minimization sense making models are constantly adjusted through error and deviation clearing feedback loops, coupling top down predictions and bottom up Simuli and circular causality. The sole objective in minimizing prediction errors and surprise, ie. Free energy.</text:p>
      <text:p text:style-name="P33">Fundamentally, sensemaking is about designing noticing systems. And so what I really liked from the paper that is actually from Wake, I'm not sure if I'm pronouncing that right, is sense making is about how people deal with situations where there are too many or too few meanings. And this is something that I've experienced a lot, especially in like startup context. Like you could think of it and they're actually kind of the same situation, too many or too few meanings. Like if you're in a startup and you're trying to figure out what you do next, your strategic directions are kind of infinite because you haven't really built that many.</text:p>
      <text:p text:style-name="P33">17:09 So there's like all these things, directions you can go, things you're hearing in the ecosystem like, oh look, we did this, look, we did this and that all could be meaningful. But at the same time it all collapses into like, what are we actually doing? Are we even building anything right now? What's the point of any of this? And so a lot of how that kind of shows up in your, like, for example, in a health context that show up in the body is kind of like illness or this feeling of agitation and anxiety.</text:p>
      <text:p text:style-name="P33">And you kind of have that same embodied feeling both in yourself and in the organization of like, hey, what we're doing isn't working. We're having all these communication kind of issues where there are breakdowns, where you're not receiving what I'm telling you the information I'm telling you about problem isn't being received correctly and acted upon. And this like boils up to becoming a bigger issue to where something needs to happen and some action needs to be taken. And so it's really like the social process, not something that's like the CEO being like, wow, let me go in here and figure out the root issue like a plumber would and then tell the organization what happened.</text:p>
      <text:p text:style-name="P33">18:15 But it's more of this kind of feeling of agitation that happens throughout the organization and through this social process being like, what is going on?</text:p>
      <text:p text:style-name="P33">What are we doing? People getting increasingly blustered. Something is birthed in that process and something that actually had like a personal realization when I was reading this chapter because I used to work as a strategy consultant and strategy consultant, what I kind of realized about that job is that it's purely about sense making. So a lot of times people think of strategy consultants as like, oh, you're doing like a complicated quantitative analysis. You give that to the board of directors, they make a decision super top down.</text:p>
      <text:p text:style-name="P33">But actually where we spent most of our time on was socialization, like kind of talking to people, like <text:soft-page-break/>kind of knowing when we went into the organization, like, roughly what was going on in a certain way. We collect data, kept talking to people. But even when we were pretty sure we had the answer, most of the job was actually framing and communication and talking to a bunch of people and using the language that they use and making sure that there is a shared narrative between everyone.</text:p>
      <text:p text:style-name="P33">19:22 And so that was where the real work is. And I was like, oh, that's interesting.</text:p>
      <text:p text:style-name="P33">Management consultants are professional sense makers. And I think a lot of times a lot of organizations are actually embedding management consultants within the organization as a way of sense making, as a capability that an organization would have. And so an example of something I had as a agreement consultant where you kind of feel this dissonance was like, I work for a lot like health insurance companies. And so health disturbance companies were having this problem where at least in the US. Skyrocketing Healthcare Costa and if you're a health insurance company, you're basically a payment processor.</text:p>
      <text:p text:style-name="P33">And so you don't really have any levers to fix that. And so there is this issue of like, okay, well, we need training. Costa but we don't have any levers to do that. And so what that means is that you have to become more of, like, a care manager to some extent. And that is a totally different way of textualizing who you are, both on the organization level and on the individual level of like, what is my purpose here in this role in this organization?</text:p>
      <text:p text:style-name="P33">20:25 What this organization trying to do? And getting to the care management side totally needs to shift that. And so that shows up in the organization. That's a lot of dissonance, a lot of angst, and also, like, a lot of pain. And it ends up meaning that both the communication needs to change, but also this individual needs to change themselves and how they relate to that organization.</text:p>
      <text:p text:style-name="P33">And so that's why I like this cartoon of like, I've been restructured a lot of times. It's like you have to recontextualize yourself while so the organization is recontextualizing what it's trying to do. So, yeah, I'll leave it there. Daniel and Lewis, do you have anything to add on the slide?</text:p>
      <text:p text:style-name="P33"/>
      <text:p text:style-name="P33">21:04 Daniel:</text:p>
      <text:p text:style-name="P33">That's very insightful and it reminds me of the two ways that the entities can reduce free energy by changing their mind and changing the world through action.</text:p>
      <text:p text:style-name="P33">And this is an approach where we can describe that process happening at multiple nested and interacted levels. And even if the niche changed around one, the world would be different. The regime of attention would be different, the action perception loop would be different, and that would, at the very least, induce anxiety and uncertainty. Cognitive niche. It's really interesting what you added, and.</text:p>
      <text:p text:style-name="P33"/>
      <text:p text:style-name="P33">21:42 Bleu:</text:p>
      <text:p text:style-name="P33">I just love your cartoon.</text:p>
      <text:p text:style-name="P33">Okay, so here is a claim from the book, from the chapter. On a more operational level, sense making very effectiveness is shaped by three critical dimensions. First, the clarity of a timeless corporate purpose. Second, a dissonance centric quest for and optimization of filtering anomalies as anomalies become shared sensibleness should become stronger. And C, an an activist worldview I e environment is not exogenously predetermined, but is enacted through the social and action centric construction of shared meaning.</text:p>
      <text:p text:style-name="P33">Let's talk about disturbance a little bit.</text:p>
      <text:p text:style-name="P33"><text:soft-page-break/>Going back to this quote, unless you guys have comments here.</text:p>
      <text:p text:style-name="P33"/>
      <text:p text:style-name="P33">22:36 Tyler:</text:p>
      <text:p text:style-name="P33">No?</text:p>
      <text:p text:style-name="P33"/>
      <text:p text:style-name="P33">22:36 Bleu:</text:p>
      <text:p text:style-name="P33">Okay, so fundamentally firm level sensing and sense making grounded in dissonance theory are a social process rather than a singular activity dedicated to detecting anomalies and I think this goes back to what Tyler was actually just talking about. But I looked up, like the theory and this is the citation that Bijan used. And in this text, Festinger says in short, I'm proposing the dissonance, that is, the existence of non fitting relations among cognition is a motivating factor in its own right.</text:p>
      <text:p text:style-name="P33">By the term cognition here and in the remainder of the book, I mean any knowledge, opinion or belief about the environment, oneself or one's behavior. Cognitive dissonance can be seen as an antecedent condition which leads to activity oriented toward dissonance reduction, just as hunger leads to activity oriented toward hunger reduction. It is a very different motivation from what psychologists are used to dealing with, but as we shall see, nonetheless powerful. And so when we talk about sensing and sense making being grounded in dissonance theory, this is something Tyler and I had discussed offline back channel.</text:p>
      <text:p text:style-name="P33">23:45 We were talking about dissonance theory.</text:p>
      <text:p text:style-name="P33">And what we're interpreting this to mean here is that it is this disjoint activity, like a mismatch between maybe, like, individual and firm level cognition or firm level cognition and societal expectations or and way there's a gap that causes like a kind of discomfort that needs to then be filled. But I would be excited to hear maybe Bijan talk more about how it's grounded in dissonance theory just because it was kind of unclear from the text, like what exactly that might mean. But if you guys have any comments here Daniel yeah.</text:p>
      <text:p text:style-name="P33"/>
      <text:p text:style-name="P33">24:32 Daniel:</text:p>
      <text:p text:style-name="P33">Active inference lab. We might think about dissonance as being related to a divergence, like a KL divergence.</text:p>
      <text:p text:style-name="P33">And so dissonance isn't a state of exception and kind of a binary switch. There's always some non zero level of emergence between expectation and incoming sensory data, if only because the generative model is coarse grained. So in the decimal points, the world always is going to be somewhat surprising, or at least evolution in terms of surprise. So again, instead of centering, for example, absolute value attainment and then seeing uncertainty as a secondary characteristic, we use divergence based statistics to incorporate this idea of dissonance or divergence driven behavior and put that at the center of the imperative for action.</text:p>
      <text:p text:style-name="P33"/>
      <text:p text:style-name="P33">25:31 Tyler:</text:p>
      <text:p text:style-name="P33">Yeah, I interpreted the John's Dissonance theory as a way of bridging both the individual cognition to the social cognition and had a feeling of anxiety manifest in and organization. And so I think Disney's theory, at least in this quote, might be referring to the individual specifically and how that individual but anxiety of like, hey, I thought I was going to get a promotion this year. I didn't get a promotion this <text:soft-page-break/>year, something is wrong, or like, hey, I worked really hard on this feature. It didn't increase conversions in the way I thought it would. That feels bad.</text:p>
      <text:p text:style-name="P33">That's not motivating for me. Right? That's like on the individual level. But then you can there's another way you can interpret that dissonance on the more of, like a social level as a way and more of a social cognition.</text:p>
      <text:p text:style-name="P33"/>
      <text:p text:style-name="P33">26:23 Bleu:</text:p>
      <text:p text:style-name="P33">Cool. All right. Non uniformity.</text:p>
      <text:p text:style-name="P33"/>
      <text:p text:style-name="P33">26:27 Tyler:</text:p>
      <text:p text:style-name="P33">Tyler all right.</text:p>
      <text:p text:style-name="P33">It's critical that the environment, throughput listening to what wants to emerge, is neither logic nor goal trapped, but open to non uniformity. In fact, the throughput of non uniformity is a measure of firm survivability. Uncertainty and surprise are not to be avoided, but to be minimized through action hypothesis testing, centric engagement with the world as the underlying world model. Consequently, and generatively gains an informational edge. And so we talked about this a little bit during the last bookstream, but a lot of leaders want to imagine that they're, like, slowly ironing out non uniformity and that you're creating this perfect organizational design.</text:p>
      <text:p text:style-name="P33">And it's actually kind of funny. There's this trap that a lot of leaders get into, and I've actually gone into this myself, where it's kind of like utopia design, almost. Actually, it's exactly the same thing as Utopia design, where you're like, I'm going to have this model where all these problems I perceive in the world I'm just going to fix by just like top down, just like God mode figuring it out and then everything is going to be there and we're not have to worry about anything anymore.</text:p>
      <text:p text:style-name="P33">27:35 So we create and then invariably you create a new design, two weeks, and it works for like a week and people are excited about it. And then, like, you start seeing kind of ripples, ant the edge.</text:p>
      <text:p text:style-name="P33">You start, like, trying to patch things up and then it like all disintegrates. And then, like, I think a lot of leaders are like, oh, well, like, you know, people we have the wrong people. People aren't, you know, following process, like I want them to, right? And it gets really frustrating. But I think even when it goes well, it's just like you were missing out on kind of, like, how generative that non uniformity can be and where basically, like, if people are too rigid in their process, you're, you know, you're not carving out space for anything new.</text:p>
      <text:p text:style-name="P33">The way that John talks about non uniformity in this case is that you minimize it through kind of action oriented hypothesis testing. You're not like, wallowing in this uncertainty. There's a way that you can capture that and take ownership over uncertainty and use it for something that's really beautiful and productive.</text:p>
      <text:p text:style-name="P33">28:43 For example, I've had jobs where I was a product analyst and I work for this consumer logistics company where we go into people's homes and pack up all of their things. So it's like a very complicated job, right?</text:p>
      <text:p text:style-name="P33">And so we would figure things out, like, okay, wow, our times for this kind of job in the city are going up a lot. And we would see that in the data and we're like, wow, this is really inefficient. And that we would like, that manifest itself as some kind of anxiety or dissonance. And then we would start, we do analysis and we'd be like, oh, it's this kind of job. It's this kind of job, this kind of furniture.</text:p>
      <text:p text:style-name="P33"><text:soft-page-break/>Then you talk to people to talk to some of these movers and you find out, oh, they don't have the right equipment on this. They don't have this kind of wrench on these particular jobs. They're like, that's interesting. Then you socialize that information, figure out from operations that that wrench isn't consistently being returned and they're actually losing a lot of their equipment to be able to do that job. Then you find out from other operational leaders that they're not being funded appropriately.</text:p>
      <text:p text:style-name="P33">29:46 They don't have discretional spending to be able to actually pay for those kinds of that kind of equipment. Right. So it's like through that anxiety, you kind of are action oriented and could figure out, like, hey, this is not something that the situation isn't totally screwed. We can actually keep moving forward and testing, figuring out what's going on and taking action accordingly.</text:p>
      <text:p text:style-name="P33"/>
      <text:p text:style-name="P33">30:11 Daniel:</text:p>
      <text:p text:style-name="P33">That makes me think of pain and soreness and redness in the body.</text:p>
      <text:p text:style-name="P33">Like, signals have to propagate in order for things to change. And that could be in an allostatic or an anticipatory or in a reactive or in a traumatized way from the organism's perspective. But the only way that we're going to find out about it is through this kind of, like, active perception. Individuals or nested levels above them making an action oriented decision to sense out different information and control attention, which is actually seen as a policy selection over cognitive states.</text:p>
      <text:p text:style-name="P33"/>
      <text:p text:style-name="P33">30:57 Bleu:</text:p>
      <text:p text:style-name="P33">Sorry, my mouth was sticky. I am also reminded of biological systems, but maybe for a different reason. So in biology, non uniformity is critical to existence. Like, you have a system of equilibrium in a biological system, that's death. This non uniformity.</text:p>
      <text:p text:style-name="P33">And I think he even brings it up as critical. I don't know if I quoted it here, but he brings it up as critical to survival. You have to have non uniformity. If everything's the same. It's like dull, bored.</text:p>
      <text:p text:style-name="P33">It's so important to have variety. Variety is the spice of life. Right? Okay, cool. All right.</text:p>
      <text:p text:style-name="P33">Purpose. So purpose and goal directedness. I e. The forward model, underlying prediction model is fundamental to sensing and sense making. And like, this is the forward model underlying model.</text:p>
      <text:p text:style-name="P33">So I just wanted to point that out that there's some nestedness going on here.</text:p>
      <text:p text:style-name="P33">31:59 Dissonance is a function of a preset goal. Generating predictions and submitting those predictions to continuous error minimization. Environmental sensing and sense making are nonsensical in the absence of having set the firm's existential purpose in the first place. Purpose, not strategy, is the reason an organization exists.</text:p>
      <text:p text:style-name="P33">Its definition and articulation must be top management's first responsibility. And this reminds me of our agreement organization in the Active Inference Institute. Like, what is the purpose of the institute? And just trying to kind of outline and. Highlight these key things.</text:p>
      <text:p text:style-name="P33">We can't have a strategy without having a goal. What is that strategy trying to achieve? What is the point, right? If you guys have comments here too, that'd be awesome.</text:p>
      <text:p text:style-name="P33"/>
      <text:p text:style-name="P33">32:50 Daniel:</text:p>
      <text:p text:style-name="P33">Just that is this meant to be a sentence in one language or another language?</text:p>
      <text:p text:style-name="P33">Even in the same language or a formal language? It will mean different things to different people. It will be associated with different envelopes and portfolios of risk and positive or negative <text:soft-page-break/>consequences, also deemed positive and negative by a different worldview and contingent upon all these unknown unknowns. So I think amidst that is where we can explore a lot of interesting experiences, I'm sure, in what has worked and what hasn't worked in the applied settings, and then also start to synthesize it with the research on cognitive science and organizational cognition. And that's, I think, what this book is about, like moving beyond just recognizing that complexity and starting to apply active inference and propose free energy governance as an approach to step in here and be useful as well as grounded.</text:p>
      <text:p text:style-name="P33"/>
      <text:p text:style-name="P33">33:57 Tyler:</text:p>
      <text:p text:style-name="P33">Yeah, just to add on that, I'm curious if John ever gets to a point in the book where he really gives some guidelines for thinking through how to design purpose more explicitly. Because journalists chaos done extremely poorly, even in major corporations where they're like, our purpose is like bringing smiles to our consumers or something. Like something just like super big ambiguity actually doesn't really help you at all. It's more of actually like a branding exercise and more of like a corporate social responsibility, maybe. Not really anything about purpose.</text:p>
      <text:p text:style-name="P33">And when purpose is done well, it's really more like you guys might disagree with this definition, but I think it's kind of more like a heuristic. It's like a decision rule of like, we do this and not this. And it's a way of collapsing information and just being like, let's not think through everything we could possibly be doing right now. Like, we already decided this. This is what we're doing, and it's a way to not think about things too.</text:p>
      <text:p text:style-name="P33">34:57 And so I found this to be especially important in decentralized context as well. And I think this is kind of what free energy governance is getting towards, where you have more bottoms up stimuli that you're processing and changing these top down models. And it's really important in that context because you can't be managing everybody really intensely saying this is exactly what you have to do, but rather you have to give a decision rule that a decentralized group of people can use independently. So especially as we get into more of the free energy governance kind of world, purpose is super important. But like Daniel touched on, it's not always totally clear what a good purpose even looks like.</text:p>
      <text:p text:style-name="P33">And I hope John has a very crisp answer later on for what good purpose is.</text:p>
      <text:p text:style-name="P33"/>
      <text:p text:style-name="P33">35:44 Bleu:</text:p>
      <text:p text:style-name="P33">So here I am, the non business person, and Tyler, you said you don't read business books but I've read more than I ever wanted to read.</text:p>
      <text:p text:style-name="P33">My own little startup side venture. But I read Jim Collins good to great book and he really talks about purposes really as defining what you do and what you don't do. It kind of affronted me. He talks about the Fox versus the hedgehog. The Fox does lots of things very well.</text:p>
      <text:p text:style-name="P33">He's very clever and can do many things. And the hedgehog only has one thing. They do one thing, that's it. They roll up into a ball, right. That's all a hedgehog ever does.</text:p>
      <text:p text:style-name="P33">And so in this Fox hedgehog analogy, like as a company, he says you want to be a hedgehog. And I'm like, but I want to do so many different things. But really that having especially when I think about a decentralized thing, we do one thing. Like I don't know. He talked about many different companies but Wells Fargo as a bank was a good example.</text:p>
      <text:p text:style-name="P33">36:48 We are creating the best bank in the United States of America. We're never banking outside. <text:soft-page-break/>Maybe it started regionally and expanded a little bit or even Southwest. We are only going to fly in the Southwest. They just defined one thing that they were good at that they could just be better than everybody else at and just ran with that.</text:p>
      <text:p text:style-name="P33">And that is kind of like one of the defining factors of a great company in his view.</text:p>
      <text:p text:style-name="P33"/>
      <text:p text:style-name="P33">37:09 Tyler:</text:p>
      <text:p text:style-name="P33">Yeah, exactly. To build on that a little bit. It's been a long time since I read it to great, but Jim Collins is kind of like the prototypical top down or what some would call an orange style of management where it's very achievement oriented. It's very much about the CEO as being the hero, forcing their way and telling the organization what to do and focusing everybody really intensely.</text:p>
      <text:p text:style-name="P33">And so when you talk about the Fox and the hedgehog, it's interesting. He says you want to be the hedgehog because usually when I hear people talk about Fox and the hedgehog he's like, you don't want to be the hedgehog. Like forcing everything into your narrow world model. And so I think when he says be the hedgehog, it's really coming from this top down perspective and it's really not getting into the free energy governance model of like where ideally you want to be both the Fox and the hedgehog. You really want to have a unified world model that you're like, hey, this world model is like not true by the way.</text:p>
      <text:p text:style-name="P33">We all know that this is subject to change and we're going to be actively changing this, but we all have to be on the same page.</text:p>
      <text:p text:style-name="P33">38:10 And so we're going to have this somewhat arbitrary belief of what our purpose is that we're going to continuously evolve over time in a fox like manner. And so that's a really hard thing to communicate and it's like very subtle and I've tried to communicate this in the past often ineffectively. And so I'm really curious if there's ways to better combine that fox and hedgehog model.</text:p>
      <text:p text:style-name="P33"/>
      <text:p text:style-name="P33">38:37 Bleu:</text:p>
      <text:p text:style-name="P33">Now we're spinning out on a tangent but I just have to say, I don't know, like I get the whole fox thing. I am very much like aligned mentally with how a fox type of behavior because I'm just like oh swirl, let me go chase that. But the hedgehog thing I was thinking like okay, do you really want to be a fox and a hedgehog or do you want to be like multiple hedgehogs? I had this vision of dropping water on the hedgehog like the little gremlins and you drop the water and then they multiply and then you have a little field of hedgehogs that are all doing many different things in a very great way but all siloed and they're one little thing. Okay, we have to go on or we can talk about gremlins all day long.</text:p>
      <text:p text:style-name="P33"/>
      <text:p text:style-name="P33">39:21 Tyler:</text:p>
      <text:p text:style-name="P33">So for heuristics, I mean this actually fits Hinton purpose because you could think of purpose as a heuristic and I'm not sure if John would agree with that but that's how I think about it. And so read at least his definition was cognitive. Heuristics are a form of cognitive simplification or rules of thumb and tools empower the human mind. What the poet John Keats called negative capability, the ability to survive and thrive in uncertainty. And so yeah, there's just a way of collapsing information overload and finding a way forward despite not having the ability to process everything at the same time.</text:p>
      <text:p text:style-name="P33">But then John goes on later to say that heuristics are fundamentally anchor in the world Dean with environmental adaptation rather than enactment. So resolving uncertainty is rather treated as a matter of <text:soft-page-break/>adaptation to and exogenously determined game. This book rejects environmental adaptation as a viable survival strategy in a perpetually discontinuous oneshot interactions environment. And so to just illustrate this a little bit, obviously I think we could all understand like a heuristic may not be very good, you could use the wrong heuristic and how do you know?</text:p>
      <text:p text:style-name="P33">40:31 But just like to make this more concrete about how heuristics can be confusing is that here are two really common heuristics force financial planning, especially in the context of startups.</text:p>
      <text:p text:style-name="P33">So one is called Default alive and this was from Paul Graham, he's the founder of Combinator and so he says okay, a company should cut costs such that if you assume constant revenue growth the company is going to make it a profitability with the money it has left. And so that totally makes sense especially in a startup context where extreme uncertainty. But then there's like another decision rule which is more about expected value. So a company should choose the financial decision with the highest expected value, expected pay off of outcome X and outcome times the likelihood of the outcome. And so these aren't necessarily incompatible.</text:p>
      <text:p text:style-name="P33">They can be complexity to each other but they could tell you to do very different things. Especially if like an expected value of like hey, we can crater the business right now is like a 10% likelihood but we can also 90% likely but 10% likelihood we make 100 billion dollar company, right?</text:p>
      <text:p text:style-name="P33">41:42 And so that would lead you to do a different thing than default alive. And so a lot of times business leaders are juggling both of these at the same time and not necessarily realizing that they are contradictory heuristics and that there are limits to their heuristic. So yeah, I'll leave it there.</text:p>
      <text:p text:style-name="P33">May I say a couple of other things that he says to you that simple. Heuristics can outperform more complicated ones as well. And it's, like, actually not even clear on organizational level how effective heuristics are, because a lot of times when they do studies on heuristic with individuals where everything is, there are not other intelligent actors who are making anticipations of that Europe strategy. Whereas in a business setting, there are. And so to take a very simple example of this with design there for a long time was this movement of the heuristic for design was like oh, everything needs to be super legible and clean.</text:p>
      <text:p text:style-name="P33">42:45 And you would use like helvetica 16 point really. We want this to be clear and we want information hierarchy and that matters far and above everything else. But then the problem is that everyone was doing that, and it got really monotonous. And so the actual optimal strategy in that case was to design something totally wacky and insane. And so over the last three years, there was like this, especially with the web three, just, like, absurd looked like they were like GeoCities pages from the 90s where it looked awful and it was not accessible and it was gross, but it was really interesting to look at.</text:p>
      <text:p text:style-name="P33">And they were using fonts that are totally unreadable, but it was interesting, and it was this competitive situation where the obvious heuristic but in a competitive situation made the optimal strategy doing the opposite of that heuristic.</text:p>
      <text:p text:style-name="P33"/>
      <text:p text:style-name="P33">43:38 Daniel:</text:p>
      <text:p text:style-name="P33">Oh, just a few notes, there's so many great points. One is the game theory. Although bar problem where there's a bar and you want to go if it's under half full, but dot one half full, it's not fun, you can't get a drink and it turns out that that's like an unwinnable game. Because if you go well, if it was busy yesterday or if it was busy three nights ago, all decision rules if you just hold to them, get adapted around and I think then that's a very interesting light to reject environmental adaptation as a strategy <text:soft-page-break/>position of the book because I think adapting to the environment sounds like something biological.</text:p>
      <text:p text:style-name="P33">It sounds like something that would be successful organizationally. And then I think that will also lead us to some discussions of how does the free energy minimization generative transcend the default alive expected value dialectic?</text:p>
      <text:p text:style-name="P33"/>
      <text:p text:style-name="P33">44:47 Tyler:</text:p>
      <text:p text:style-name="P33">All right, so this is an acronym for Volatility, uncertainty, Complexity, and Ambiguity. Starts with some background on this right now, by the way. So I'm just reading a quote. This is actually a full disclosure from my aunt, who's a leadership and organizational design consultant. She wrote this post called Explore and Vogue Territory, and I really liked how she framed this.</text:p>
      <text:p text:style-name="P33">Where most of us in the west were trained in the professional model that prize expertise. Today, being an expert and a specialist is not enough. And worse, it can make you part of the problem, because today we are dealing with the frontiers of humanity, a place where no one has been and no one could possibly be a content expert. And so what I really like about this is that we're entering this world that is increasingly volatile, increasingly ambiguous, but at the same time, that really runs up against how we're individually motivated as professionals, where a lot of us really want to get good ant a thing and have mastery.</text:p>
      <text:p text:style-name="P33">45:48 And it really requires handling this uncertainty complexity that volatility is like a personal discipline as well as an organizational discipline.</text:p>
      <text:p text:style-name="P33">As far as that personal resilience, handling that uncertainty and complexity is what is going to make the organization resilient. And that's actually quite hard to build. And it's a very rare skill set and a lot of it's about one. And I hope you like how this graph frame this, of, like, how well can you predict your action and how much do you know about the situation? And on both of those axis, it's becoming increasingly so that you know very little about the situation.</text:p>
      <text:p text:style-name="P33">You really can't predict your actions, and the ability for expertise to really navigate through that is much less effective, and it's much more about cross function collaboration. Daniel Bleu do you want to take anything on that?</text:p>
      <text:p text:style-name="P33">46:49 Cool.</text:p>
      <text:p text:style-name="P33"/>
      <text:p text:style-name="P33">46:51 Bleu:</text:p>
      <text:p text:style-name="P33">Okay, I'm going to read this claim from the book. Generative processes of top down, bottom up hypothesis testing I e. Prediction error minimization rather than top down, rule based simplification are guiding the path to navigating a discontinuous world. I'm just going to read these yellow parts.</text:p>
      <text:p text:style-name="P33">In fact, rather team uncertainty. In fact, heuristics rather Team Uncertainty, heuristics reinforce dominant logics in the form of pattern recognition and tend to disregard dissonant bottom up stimuli as noise. In fact, heuristics may reinforce the phenomenon of deliberate ignorance and tame curiosity's. Information enriching drive as a foundation for prediction error minimization. I really liked this quote from the book and thought that it kind of maybe sums up the argument against heuristics and also this top down, bottom up circular causality that we've been discussing through the chapter.</text:p>
      <text:p text:style-name="P33"/>
      <text:p text:style-name="P33">47:48 Daniel:</text:p>
      <text:p text:style-name="P33">Daniel a little bit uncertain about heuristics for information enrichment and epistemic drive cannot be a <text:soft-page-break/>heuristic. If so, would that close the loop.</text:p>
      <text:p text:style-name="P33"/>
      <text:p text:style-name="P33">48:03 Bleu:</text:p>
      <text:p text:style-name="P33">So that's like, the reward function? I mean, we've had this discussion many times, like the epistemic and pragmatic value when you knock out one side of the equation, what do you have left? So, yeah, can your heuristic merely be info sampling?</text:p>
      <text:p text:style-name="P33">I think that that's probably fair, but yeah, a subtle technical detail, probably. Tyler cognitive maps.</text:p>
      <text:p text:style-name="P33"/>
      <text:p text:style-name="P33">48:24 Tyler:</text:p>
      <text:p text:style-name="P33">All right. Cognitive maps are closely related to heuristics and can be considered a form of visualizing sense making in form of graphic representations that locate people in relation to their information environments. Maps provide a frame of reference for what is known and what is believed.</text:p>
      <text:p text:style-name="P33">So I've actually made a lot of cognitive maps myself on various consulting projects. And what's kind of funny about cognitive maps is that they're actually really useful to make as the person who is making them. As you go through the process of making a cognitive map, you feel like, I understand the complexity of this organization pretty well at this point, and I can actually hold it all in my mind at one time. But the problem with that is that there's two problems. One is that no one has understands your cognitive map at all.</text:p>
      <text:p text:style-name="P33">It's only useful to you. And then the other problem is that it basically immediately becomes outdated and does not reflect how the organization actually works. And so even like a month, two months later, it's like completely useless, even to yourself.</text:p>
      <text:p text:style-name="P33">49:27 John has a good quote of this where he really says that this cognitive map isn't really useful for the purposes of free energy governance. So he says, cognitive mapping is representative of the deterministic view of the world, akin to a physical cause and effect chain, and she should be considered rather ants clocked in the face of discontinuous market environments. So, yeah, it's really not something that you're going to be able to fully map out how governance works or how an organization works. This is actually something that I've been thinking a lot about for the past couple of months in the context of dows, of like, can you model the flow of value and power completely within an organization as code? And I think what John would say is probably not it's not fully like this deterministic model of cause and effects.</text:p>
      <text:p text:style-name="P33">It's really something more of a social process that's a little bit more ambiguity and fluffy and hard to nail down. Daniel Bleu, do you have anything to add here?</text:p>
      <text:p text:style-name="P33"/>
      <text:p text:style-name="P33">50:28 Bleu:</text:p>
      <text:p text:style-name="P33">So, on the one hand, I don't know cognitive maps. Like, when I was taught about them in college, they made no sense to me. I hated them.</text:p>
      <text:p text:style-name="P33">I was like, this is the dumbest thing I've ever heard of. But then when you get into process flow in writing code and in system design, they kind of make sense, like an experimental design chart. So I don't know, I'm back and forth on the can you read your own cognitive map? Sometimes I would argue that if you can't read your own cognitive map that it's not a good one. How about that?</text:p>
      <text:p text:style-name="P33">Okay. Claim. Okay. It is neuroscience's predictive coding that allows us to take management researches, sense making, perspective, as well as nexus of structure and cognition. One step further to <text:soft-page-break/>provide a more complete and relevant framework force applying sensing and sense making in the concept of strategic renewal.</text:p>
      <text:p text:style-name="P33">Effectively, sensing and sense making are empowered by the circular causality between top down knowledge structures, prediction models, predictions, hypotheses and guesses, and bottom up stimuli data stemming from resource markets.</text:p>
      <text:p text:style-name="P33">51:30 I just thought it was important to include this claim here. I feel like it sums up a lot of what is written in this chapter. Okay, so we'll talk a little bit about active reasoning. And this picture on the left shows like inductive reasoning, which is like, when you have a specific observation, you come to a general conclusion about that specific observation.</text:p>
      <text:p text:style-name="P33">Like, if you see three men wearing white shirts in a room, and then you might say, like, oh, all the men wear white shirts, but it might just be a coincidence, right? And then like deductive reasoning, where you have a general rule and you come to a specific conclusion, like, you know, all the men have to be wearing white shirts in this situation. And so you conclude that the men in this room will be wearing white shirts. So that's like a deductive reasoning. And then you have this abductive reasoning where you have this incomplete observation where you see some of the men in the room wearing white shirts and you don't know anything about the rules.</text:p>
      <text:p text:style-name="P33">52:38 You have this incomplete observation and you make your best prediction.</text:p>
      <text:p text:style-name="P33">I guess some percentage of the men here like to wear white or something like that. So this incomplete observation coming to this best prediction, I probably did a horrible job at specific examples, but those were just like, sorry, off the top of my head. So that's like this reasoning logic and a quote from the text abductive reasoning usually begins with a surprising observation or experience. This is what shatters our habit and motivates us to create a hypothesis that might resolve the anomaly. Abduction is an inferential procedure in which we create a conjecture that if it were, would make the surprising anomaly part of our normal understanding of the world.</text:p>
      <text:p text:style-name="P33">So I liked this idea of linking action to surprise. And I just wanted to point out the Livestream number 47 about active coherence and abduction.</text:p>
      <text:p text:style-name="P33">53:39 And we discussed more than one paper in this live stream. So just to read a quick quote from this specific paper. This paper.</text:p>
      <text:p text:style-name="P33">It's Piataran. I probably butchered that. And Majid Beni, and I think Majid was on that stream with us. And this paper says, the focus is on the allegiance between the nomenclatures of active and active inference as the proper place to begin reaching at the wider target. The paper outlines key concept elements involved in a naturalistic rendering of Pierce's late semiotic and logical notion of abductive reasoning and targeting a cognitive biological model of abduction which preserves the functional integrity of an organism and fulfills the existential imperative for living beings evidence of existence.</text:p>
      <text:p text:style-name="P33">And this paper was awesome. Like totally mind blowing. And I can't do it justice in like the 5 minutes or whatever time we have here. So if you want to learn more about abduction and the Relationship Active Inference lab, I suggest go check out this live stream or read this paper.</text:p>
      <text:p text:style-name="P33">54:43 Unless you guys have comments here, you can move on forward.</text:p>
      <text:p text:style-name="P33"/>
      <text:p text:style-name="P33">54:46 Tyler:</text:p>
      <text:p text:style-name="P33">Yes. One comment on that is that I found it really challenging often to in an organizational context to toggle between inductive deductive and abductive reasoning where it's like a lot of times people get <text:soft-page-break/>confused which kind of reasoning you're actually using. And if you do something that is kind of more adaptive, like, hey, here's what I'm seeing, here's my best guess, throwing things, ant the wall. Then you get tracking these things like, well, how do you really know that's true? And you're like, yeah, that's the point.</text:p>
      <text:p text:style-name="P33">I don't know that's true. But we're really just trying to like this is a creative act we're doing together of trying to come up with some hypothesis. This is a really specialized skill set and it's like quite hard and funny.</text:p>
      <text:p text:style-name="P33"/>
      <text:p text:style-name="P33">55:29 Bleu:</text:p>
      <text:p text:style-name="P33">In the book, I don't think we pulled this quote out. I almost did, but I was like, how do you be but like, Bijan.</text:p>
      <text:p text:style-name="P33">I don't know if he's quoting someone else or he just says objective reasoning is like, any hypothesis is good enough, whatever. It's just kind of like, I don't know, shooting arrows in the dark. It kind of made it sound like that. But there actually can be quite a bit of art and science to abductive reasoning.</text:p>
      <text:p text:style-name="P33"/>
      <text:p text:style-name="P33">55:52 Tyler:</text:p>
      <text:p text:style-name="P33">Okay, cool.</text:p>
      <text:p text:style-name="P33">So John lays out a few different frameworks for thinking about collective sense making and specifically how you connect different levels of the hierarchy together. Like sense making, it one of the individual and leveling that up through organizational sense making. And so he talks about these like six different models of collective sense making and wasn't necessarily saying like, hey, I am fully behind each of one of these, but he's more just talking about prior work and how to think about the gaps of how they line up to free energy governance. So let's go through each one of them. The four I model.</text:p>
      <text:p text:style-name="P33">So the four eye models, this is the intuitive interpreting, integrating, and institutionalizing. And so this is really thinking about how sensing flows through the individual level and then bubbles up through different levels of socialization up and through institutionalization. So Crossings for iModel, intuitive interpreting, integrating, and Institutionalizing as applied to the context of strategic renewal provides a framework for the process of transmorphing individual sensing and sense making cognition to firm level strategic action, intuiting and interpreting.</text:p>
      <text:p text:style-name="P33">56:59 A hypothesis starts at the individual level and subsequently the interpretation, sense making process becomes socialized, integrated and institutionalized at the firm level. And so this whole process is goal directed.</text:p>
      <text:p text:style-name="P33">It's not just taking bombs of stimuli and then somehow magically transforming it into institutional processes. It is really goal directed and hypothesis driven of really inactive and saying, hey, this is what we believe about the world and seeing this is actually the case. And I think the John has an interesting point about the score. I model that a lot of times organizations really don't view themselves as being active creators of their world are really especially when you coherence up like the board view themselves as more passive receptacles of information. And so this whole process of sense making from the individual level to the organizational level is really like an active process driven especially driven by the board.</text:p>
      <text:p text:style-name="P33">58:04 Bleu or Daniel, do you have anything to add here?</text:p>
      <text:p text:style-name="P33">All right, tension based view. So, attention based view. This is another model that is similarly <text:soft-page-break/>connecting both the individual level of cognition to the institutional level. It just has like a different spit on it and different emphasis. And so in this model, the idea is that you need attention to make decisions, like, you need to put some focus and energy to make a decision, but individuals and consequently firms, have limited attention.</text:p>
      <text:p text:style-name="P33">So this is just like the fundamental constraint on your ability to Markov decision is that you just don't have the time or energy to devote to every single decision. And so your individual cognition is constrained. And because your individual cognition is constrained, so your social cognition and like, that social cognition is shaped by different factors. That is like, social factors, cultural factors, economic factors, and that social cognition, those forces that shape like, situational context that shape your social cognition, those manifests and are institutionalized in the organizational cognition and that is, like, rules the positions, the players and the resources.</text:p>
      <text:p text:style-name="P33">59:20 So if you guys are familiar with Eleanor Ostrom's model of thinking about kind of how common resource organizations develop, it's kind of like the same exact framework that she uses.</text:p>
      <text:p text:style-name="P33">So this is very consistent with free energy governance, though it doesn't really capture that active process of reality construction. It's much more about just like, thinking about attention and how that bubbles up to different levels of the hierarchy. Bleu. Daniel. Anything out here?</text:p>
      <text:p text:style-name="P33">All right. Dynamic capability view. So the aim of dynamic capabilities research is ambitious to understand how firms can sustain a competitive advantage by responding to and creating environment change. This is from Help At, who is one of the main components of this type of Dynamic Capability View. They also go on to say that dynamic capabilities are the capacity of an organization to purposefully create, extend and modify its resource base.</text:p>
      <text:p text:style-name="P33">1:00:25 So this is very consistent with how I learned about organizational design and evolution in a business school. It's much more about like, hey, we have these kinds of resources kind of like the sellers of the data model almost like we have these resources and these constraints in our environment and this is like how we can extend that resource base and grow over time. And it has a little more like a deterministic bent to it and it's about like how you survive in a quickly changing environment. So in that sense it's like similar to free energy governance but it's really more about strategic change. It's not really about the individual cognition.</text:p>
      <text:p text:style-name="P33">It doesn't really talk much about individual cognition at all. So it's like an interesting theoretical framework but it's not really as embodied as free energy governance and it's missing that relationship to the individual.</text:p>
      <text:p text:style-name="P33">Bleu Daniel, anything to add here?</text:p>
      <text:p text:style-name="P33">1:01:26 All right, so OKRs are objectives and key results. So the idea here is that you have a gain so at every single level of the hierarchy. So let's say that your company top level of the hierarchy will just use this examples on the slide. You're the head of the brand, you want to get 1000 new sign ups, right?</text:p>
      <text:p text:style-name="P33">That is your objective is increasing brand activations and the key result like the quantitative way you measure that is get 1000 new sign ups, right? So that's at the top level of the organization and then in each level of the hierarchy below that you have the sub components that would need to be true to get 1000 new sign ups, right? So the things that would need to be true to get 1000 new sign ups are that one you have to on the head of content, you have to get your click through rate above some threshold, implement 1012 new mediums post old or new content. On the partnership side you have to get 10,000 event registers by some date, right?</text:p>
      <text:p text:style-name="P33"><text:soft-page-break/>1:02:32 So it's basically a way of thinking about like how goals cascade from the top level of the organization and filter down through the other level.</text:p>
      <text:p text:style-name="P33">Sorry about that. Very persistent. And so this is actually really popular in a like especially like the tech world. This is pioneered by like John Dor. Larry Page wrote this book about measure called Measure What Matters and it's about like a quantum tattoo way of thinking about organizational design and goal setting.</text:p>
      <text:p text:style-name="P33">And so I've actually done this a lot at different organizations and it can be powerful and I think the genre really likes it. He says OKRs have proven to be invaluable and dynamic tool to foster formal exchanges at the field level of resource markets approximating self organization. Because each level of the hierarchy has the responsibility for themselves to set their own OKR that aligns with the next level of the hierarchy, right? So it can be really dynamic and have that self organizing quality.</text:p>
      <text:p text:style-name="P33">1:03:38 However, a problem with it, and this is not something that John brought up, this is something from my own experience is that especially in a startup context, things are moving so quickly that OKRs very often become outdated pretty much.</text:p>
      <text:p text:style-name="P33">Like immediately. And so you'll set an OKR for a quarter and then you're a month down the line and so much has changed, the context is so different that this OKR obviously doesn't matter anymore and that's a huge problem. And so you need some way of changing your OKRs dynamically. But the problem is that OKRs take a lot of work to set up and to socialize and to measure and so then you really don't have the resources necessarily to do that and that is a huge challenge. There's also huge issues with doing OKRs and that it's like some version of good ants law where your measure becomes a target, it ceases to be a good measure.</text:p>
      <text:p text:style-name="P33">Whereas these different levels of the organization can over optimize for some arbitrary metric that they need to get a promotion which sometimes that can be aligned with the organization, but in quickly changing environments it can become quickly not aligned with what the organization actually needs.</text:p>
      <text:p text:style-name="P33">1:04:52 So there's a lot of pushback for OKRs right now it's unclear. I think there's probably some formulation of OKRs that's more dynamic and more responsive to bottom up stimuli but they can be really hard to operationalize but theoretically amazing way of connecting different levels of the communication. Christ all right, different levels of the organization. All right, let's go to the next one.</text:p>
      <text:p text:style-name="P33">Collaborative intelligence. So the drive for self organizing mechanisms gradually moved from employee empowerment and cognitive intelligence in form of crowdsourcing deploying the journey of the power of information technologies to tap into the collective knowledge base to collaborative intelligence. CQ emphasizing the need for a shift in the leadership model from having all the answers to raising the right questions. As digital tools are increasingly deployed to enable goal directed intelligence deliberations and distributed multi intelligence systems.</text:p>
      <text:p text:style-name="P33">1:05:52 And so to think about what this actually means, like in practice oftentimes it's not the case where it's like you have some really huge robust system where every person in the organization is seamlessly sharing their insights and their data.</text:p>
      <text:p text:style-name="P33">That's not really how it works. It much more works that it's like you have specialized sense makers within the organization and consistent ways of processing data and sharing that data. So, for example, you'll have, like, an It team. They have, like, a central data warehouse where they put all the data together, they clean it and sanitize it in a consistent way. And then you have embedded kind of sense makers, like kind of consultants or analysts at different levels of the organization processing that data, <text:soft-page-break/>sharing insights with each other, socializing across the organization.</text:p>
      <text:p text:style-name="P33">And that tends to be kind of like how it's generally structured, especially a lot of tech companies.</text:p>
      <text:p text:style-name="P33">All right, and open strategy is kind of an extension of that.</text:p>
      <text:p text:style-name="P33">1:06:54 It's like the extreme extension of collaborative intelligence. So open strategy is categorically different traditional top level strategizing and qualitatively different from bottom up strategizing. So open strategy is unique in its overall transparency, wide, inclusiveness, and central use of social it to effectively enable mass participation. In summary, open strategy is rather project centric rather than a coherent new strategy governance framework.</text:p>
      <text:p text:style-name="P33">The very limitations transpiring through the various case studies suggest that open strategy is likely to battle with schwarmers three enemies or inner voices of resistance the voice of judgment, voice of cynicism, and the voice of fear. So open Strategy is this kind of idea where it's like, the strategy can emerge through this kind of like, bottoms up information processing. If we all have the information available to us, it wouldn't be purely on top down decision maker for synthesizing all of this, but rather we could all do that together and something more robust will emerge through that process.</text:p>
      <text:p text:style-name="P33">1:07:56 And this is like especially a popular concept like Teal organizations or Holocracy. That kind of decision making is like the gold standard for how it should happen.</text:p>
      <text:p text:style-name="P33">Though he brought some interesting use cases about things like IBM, I think it's Pepsi, a few other different use cases where their experience with this is mixed. And when he says this is a project centric rather than a coherent use strategy governance framework, it's easy to do this more in a project setting because you can think about what the relevant pieces of information are and who all the stakeholders are that you want to involve. But to do that dynamically means that you're continuously bringing in new information, changing a new stakeholder, finding a new decision making processes between those stakeholders that's super hard to do on a continuous basis rather than, like a limited scope project basis. So it's kind of unclear how to make up a strategy work over a long indefinite period of time.</text:p>
      <text:p text:style-name="P33">1:08:58 Yeah. Bleu Daniel one thing to add here yeah, just like one last point here is that I really like My brought up the voice of the inner voices of resistance, the voice of judgment, the voice of cynicism, and the voice of fear. And that's really been kind of this feeling I've had as I've been reading this book of, like, yes, this way of integrating top down and bottom up stimuli together sounds great, and it's totally the right way to do it. But sometimes the reality of being an organization is that you're dealing with people's personal fear and that really holds you back from being able to dynamically. Chang Kim people want stability, people want mastery.</text:p>
      <text:p text:style-name="P33">People want things to be the way that they were the same in the past. And that's a very deeply, I think, human thing. I'm not sure if that's something that's unique about Modern organizations and you're really going up against that when you're trying to develop these more like, dynamic systems of thinking about purpose and meaning and sense making.</text:p>
      <text:p text:style-name="P33">1:10:02 And to me, in my mind, that feels like the central challenge of free energy governance. I'm not sure if John would agree with that, but to me that feels like the huge hurdle you have to overcome.</text:p>
      <text:p text:style-name="P33"/>
      <text:p text:style-name="P33">1:10:16 Bleu:</text:p>
      <text:p text:style-name="P33">Cool. So, moving into the second section, which is much smaller so we'll try to be fast. Okay, there's a claim here strategic renewal is an iterative process of belief, action and learning where periods of incremental adjustment, single loop learning are broken by bursts of revolutionary change double loop <text:soft-page-break/>learning. It is only when we start expressing beliefs as probability distributions and action as a state that precedes perception conditioned by a Markovian boundary intermediating the internal and external states, all dedicated in circular causality to continuously optimizing the updating of beliefs, ie. Learning, a mathematically self consistent model emerges.</text:p>
      <text:p text:style-name="P33">So strategic renewal he is using Dean is using a definition put forward in this article by Schmidt in 2018. This book adopts across hierarchical, capabilities driven and action centric learning perspective in defining strategic renewal, which is best captured by Schmidt.</text:p>
      <text:p text:style-name="P33">1:11:22 Strategic renewal involves a transformation of the firm's core capabilities associated with competitive advantage, concerns the entire organization, and has implications across organizational levels and is essential to break past dependence and ensure the firm's long term survival. And another claim he makes here is to approach strategic renewal as an upper echelon centric, top down only challenge is nonsense. Given the importance of social interactions to knowledge development and organizational learning.</text:p>
      <text:p text:style-name="P33">We believe that renewal can be understood best as a system of relational or social exchanges, which is effectively the essence of reality construction. Indeed, once strategic renewal is embraced as a system of relational or social exchanges, the need for across hierarchical connect emerges. And I just wanted to bring up this figure. This is like the action perception loop from Thinking through Other Minds a Variational Approach to Cognition and culture.</text:p>
      <text:p text:style-name="P33">1:12:26 We've had this on the live stream before I can't remember and didn't look up which live stream number it was.</text:p>
      <text:p text:style-name="P33">But in this paper they really illustrate how this relational and social exchanges, like interaction with the niche environment helps us come to a mutual consensus in a social kind of way. And so if you would like more information there, I recommend this paper. Okay? And then Bijan talks about top down versus bottom up strategic renewal. The more dominant a top down directed induced rather than bottom up inspired autonomous strategic renewal process, the more likely that critical intelligence formed resource markets maybe that should be from resource markets is ignored and transient and transformation bearing market signals are lost.</text:p>
      <text:p text:style-name="P33">In the absence of a circular, top down, bottom up organizational learning, the firm may become trapped in top leadership's dominant logics, highly dependent on MNA joint venture driven innovation and increasingly disconnected from the very intelligence the firm's field close to resource markets beholds.</text:p>
      <text:p text:style-name="P33">1:13:39 Eventually financial control, M and A and Alliancing is likely to squeeze out strategic control in house innovation, making the firm potentially rather more than less vulnerable to survival risk, as innovation can no longer can be generated from within the firm. Did you guys have any comments here? Top down versus bottom up and financial versus strategic control. Tyler, do you want to read this one for me?</text:p>
      <text:p text:style-name="P33"/>
      <text:p text:style-name="P33">1:14:08 Tyler:</text:p>
      <text:p text:style-name="P33">Sure. Financial and strategic control, respectively, correlate cue linearly to firm performance, too little or too much of one or the other. Potentially entropy bound, the firm is challenged to find an optimal balance between external and internal innovation to power continuous strategic renewal as a sustainable foundation for firm performance and survival. Indeed, the question arises Hohwy does this balanced financial and strategic control? And whether the board of directors potentially assumes <text:soft-page-break/>critical and unique strategic role in the process.</text:p>
      <text:p text:style-name="P33">So yeah, I think just something to add here too is a lot of times build or buy. And the traditional start wisdom of how you might balance these two decisions of like build versus buy is that build is we call that strategic, right? These are the things that are like the core and central to your purpose. This is like the core engine of how you create value in the world. And buy are the things where can mean a couple of different things.</text:p>
      <text:p text:style-name="P33">1:15:09 It doesn't actually mean necessarily, it can mean more like partnerships and plugging into the external ecosystem. And so that'd be like using someone else's API for something that is not necessarily central to you, like stripe payment processing. Right. And so it's this way that you can both have a sustainable advantage while at the same time kind of not using your resources and your energy and your attention for something that's not core to who you are.</text:p>
      <text:p text:style-name="P33"/>
      <text:p text:style-name="P33">1:15:38 Bleu:</text:p>
      <text:p text:style-name="P33">Cool.</text:p>
      <text:p text:style-name="P33">Thank you. Okay, I think this is our final claim from the book. Strategic renewal research is in need of a more comprehensive framework structurally resolving the hierarchical, top down, bottom up learning, disconnect cognitively embracing environment as a matter of enactment and in terms of capabilities, balancing financial and strategic control as well as exploitation and exploration. The board of directors should be integrated as a distinct cognitive variable into the community of interactions. But more importantly, the question arises whether the board possesses the right capabilities to be of strategic relevance in discontinuous market environments.</text:p>
      <text:p text:style-name="P33">I think that that's all. So if you guys have any comments, if not, we can move into some concluding thoughts.</text:p>
      <text:p text:style-name="P33"/>
      <text:p text:style-name="P33">1:16:35 Tyler:</text:p>
      <text:p text:style-name="P33">Sure.</text:p>
      <text:p text:style-name="P33"/>
      <text:p text:style-name="P33">1:16:36 Daniel:</text:p>
      <text:p text:style-name="P33">Well, the book is subtitled reframing the strategy governance conversation. So I think we're getting chapter by chapter, a clear review of the positioning and the contribution of free energy governance. And towards the middle of the book, things get really detailed with respect to the applications of the active inference framework. So far we've seen more of and introductory opening salvo and a call for need for integration above and beyond the current existing practices, which I think Tyler did a great job conveying some of the real world's strengths and weaknesses and challenges of all these different strategies.</text:p>
      <text:p text:style-name="P33"/>
      <text:p text:style-name="P33">1:17:27 Tyler:</text:p>
      <text:p text:style-name="P33">Yeah, I'm really excited for how we move this into an applied setting because kind of like combining the fox and the hedgehog model. This is something I've actually thought about a dot two little success, and it's a huge problem, especially things like OPRs have quickly become updated. Like, how do you create a model of the world while simultaneously communicating? Like, hey, this model is subject to change. This is a work in progress that we're co creating together and kind of going against people's <text:soft-page-break/>individual resistance of not wanting change and wanting things to be staple.</text:p>
      <text:p text:style-name="P33">I don't have a clue of how you actually really do that. I'm curious. I really hope that John has good answer for that.</text:p>
      <text:p text:style-name="P33"/>
      <text:p text:style-name="P33">1:18:14 Bleu:</text:p>
      <text:p text:style-name="P33">Awesome. Well, we'll see you guys next week for chapter three.</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4T15:58:38.455000000</dc:date>
    <meta:editing-duration>PT3H45M53S</meta:editing-duration>
    <meta:editing-cycles>14</meta:editing-cycles>
    <meta:generator>LibreOffice/7.4.1.2$Windows_X86_64 LibreOffice_project/3c58a8f3a960df8bc8fd77b461821e42c061c5f0</meta:generator>
    <meta:document-statistic meta:table-count="2" meta:image-count="0" meta:object-count="0" meta:page-count="44" meta:paragraph-count="653" meta:word-count="22773" meta:character-count="133171" meta:non-whitespace-character-count="111051"/>
  </office:meta>
</office:document-meta>
</file>